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56" manifest:media-type=""/>
  <manifest:file-entry manifest:full-path="Configurations2/" manifest:media-type="application/vnd.sun.xml.ui.configuration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e27" style:family="table">
      <style:table-properties style:width="142.73mm" table:align="right" style:writing-mode="lr-tb"/>
    </style:style>
    <style:style style:name="Table27.A" style:family="table-column">
      <style:table-column-properties style:column-width="52.37mm"/>
    </style:style>
    <style:style style:name="Table27.B" style:family="table-column">
      <style:table-column-properties style:column-width="23.87mm"/>
    </style:style>
    <style:style style:name="Table27.C" style:family="table-column">
      <style:table-column-properties style:column-width="23.76mm"/>
    </style:style>
    <style:style style:name="Table27.E" style:family="table-column">
      <style:table-column-properties style:column-width="18.87mm"/>
    </style:style>
    <style:style style:name="Table27.A1" style:family="table-cell">
      <style:table-cell-properties fo:padding="0.97mm" fo:border-left="0.5pt solid #000000" fo:border-right="none" fo:border-top="0.5pt solid #000000" fo:border-bottom="0.5pt solid #000000"/>
    </style:style>
    <style:style style:name="Table27.B1" style:family="table-cell">
      <style:table-cell-properties fo:padding="0.97mm" fo:border="0.5pt solid #000000"/>
    </style:style>
    <style:style style:name="Table27.A2" style:family="table-cell">
      <style:table-cell-properties fo:padding="0.97mm" fo:border-left="0.5pt solid #000000" fo:border-right="none" fo:border-top="none" fo:border-bottom="0.5pt solid #000000"/>
    </style:style>
    <style:style style:name="Table27.E2" style:family="table-cell">
      <style:table-cell-properties fo:padding="0.97mm" fo:border-left="0.5pt solid #000000" fo:border-right="0.5pt solid #000000" fo:border-top="none" fo:border-bottom="0.5pt solid #000000"/>
    </style:style>
    <style:style style:name="Table1" style:family="table">
      <style:table-properties style:width="165.14mm" fo:margin-left="0.09mm" fo:margin-top="0mm" fo:margin-bottom="0mm" table:align="left" style:writing-mode="lr-tb"/>
    </style:style>
    <style:style style:name="Table1.A" style:family="table-column">
      <style:table-column-properties style:column-width="74.51mm"/>
    </style:style>
    <style:style style:name="Table1.B" style:family="table-column">
      <style:table-column-properties style:column-width="18.47mm"/>
    </style:style>
    <style:style style:name="Table1.C" style:family="table-column">
      <style:table-column-properties style:column-width="36.2mm"/>
    </style:style>
    <style:style style:name="Table1.D" style:family="table-column">
      <style:table-column-properties style:column-width="35.97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9mm" fo:padding-right="1.91mm" fo:padding-top="0mm" fo:padding-bottom="0mm" fo:border="0.5pt solid #00000a"/>
    </style:style>
    <style:style style:name="Table1.A2" style:family="table-cell">
      <style:table-cell-properties fo:padding-left="1.99mm" fo:padding-right="1.91mm" fo:padding-top="0mm" fo:padding-bottom="0mm" fo:border="0.5pt solid #00000a"/>
    </style:style>
    <style:style style:name="Table1.B2" style:family="table-cell">
      <style:table-cell-properties fo:padding-left="1.99mm" fo:padding-right="1.91mm" fo:padding-top="0mm" fo:padding-bottom="0mm" fo:border="0.5pt solid #00000a"/>
    </style:style>
    <style:style style:name="Table1.C2" style:family="table-cell">
      <style:table-cell-properties fo:padding-left="1.99mm" fo:padding-right="1.91mm" fo:padding-top="0mm" fo:padding-bottom="0mm" fo:border="0.5pt solid #00000a"/>
    </style:style>
    <style:style style:name="Table1.D2" style:family="table-cell">
      <style:table-cell-properties fo:padding-left="1.99mm" fo:padding-right="1.91mm" fo:padding-top="0mm" fo:padding-bottom="0mm" fo:border="0.5pt solid #00000a"/>
    </style:style>
    <style:style style:name="Table1.A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основной_20_гост">
      <style:paragraph-properties fo:margin-left="0mm" fo:margin-right="-0.04mm" fo:text-align="center" style:justify-single-word="false" fo:orphans="0" fo:widows="0" fo:text-indent="0mm" style:auto-text-indent="false"/>
      <style:text-properties style:font-name="Times New Roman1" fo:language="en" fo:country="US"/>
    </style:style>
    <style:style style:name="P3" style:family="paragraph" style:parent-style-name="основной_20_гост">
      <style:paragraph-properties fo:margin-left="0mm" fo:margin-right="-0.04mm" fo:text-align="center" style:justify-single-word="false" fo:orphans="0" fo:widows="0" fo:text-indent="0mm" style:auto-text-indent="false"/>
      <style:text-properties style:font-name="Times New Roman1" fo:language="en" fo:country="US" officeooo:rsid="002387bb" officeooo:paragraph-rsid="002387bb"/>
    </style:style>
    <style:style style:name="P4" style:family="paragraph" style:parent-style-name="Standard">
      <style:paragraph-properties fo:margin-top="0mm" fo:margin-bottom="0mm" style:contextual-spacing="false" fo:line-height="115%" fo:text-align="center" style:justify-single-word="false" fo:orphans="2" fo:widows="2"/>
      <style:text-properties style:font-name="Times New Roman1" fo:font-size="14pt" fo:language="ru" fo:country="RU" style:letter-kerning="false" style:font-name-asian="Calibri1" style:font-size-asian="14pt" style:language-asian="en" style:country-asian="US" style:font-name-complex="Times New Roman3" style:font-size-complex="14pt" style:language-complex="ar" style:country-complex="SA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4pt" style:font-name-asian="Times New Roman3" style:font-size-asian="14pt" style:font-name-complex="Times New Roman3"/>
    </style:style>
    <style:style style:name="P6" style:family="paragraph" style:parent-style-name="Table_20_Contents">
      <style:paragraph-properties fo:margin-top="0mm" fo:margin-bottom="0mm" style:contextual-spacing="false"/>
      <style:text-properties style:font-name="Times New Roman1" fo:font-size="14pt" style:font-name-asian="Times New Roman3" style:font-size-asian="14pt" style:font-name-complex="Times New Roman3"/>
    </style:style>
    <style:style style:name="P7" style:family="paragraph" style:parent-style-name="Table_20_Contents">
      <style:text-properties style:font-name="Times New Roman1" fo:font-size="14pt" style:font-name-asian="Times New Roman3" style:font-size-asian="14pt" style:font-name-complex="Times New Roman3"/>
    </style:style>
    <style:style style:name="P8" style:family="paragraph" style:parent-style-name="Table_20_Contents">
      <style:paragraph-properties fo:margin-top="0mm" fo:margin-bottom="0mm" style:contextual-spacing="false"/>
      <style:text-properties style:font-name="Times New Roman1" fo:font-size="14pt" officeooo:paragraph-rsid="005c9d5e" style:font-name-asian="Times New Roman3" style:font-size-asian="14pt" style:font-name-complex="Times New Roman3"/>
    </style:style>
    <style:style style:name="P9" style:family="paragraph" style:parent-style-name="Standard">
      <style:paragraph-properties fo:margin-left="0mm" fo:margin-right="-0.04mm" fo:text-indent="0mm" style:auto-text-indent="false"/>
      <style:text-properties style:font-name="Times New Roman1" fo:font-size="14pt" fo:language="ru" fo:country="MD" officeooo:rsid="003222a3" officeooo:paragraph-rsid="00381f1f" style:font-size-asian="14pt" style:font-size-complex="14pt"/>
    </style:style>
    <style:style style:name="P10" style:family="paragraph" style:parent-style-name="Table_20_Contents">
      <style:paragraph-properties fo:margin-top="0mm" fo:margin-bottom="0mm" style:contextual-spacing="false"/>
      <style:text-properties style:font-name="Times New Roman1" fo:font-size="14pt" fo:language="en" fo:country="US" officeooo:rsid="004430fd" officeooo:paragraph-rsid="004430fd" style:font-name-asian="Times New Roman3" style:font-size-asian="14pt" style:font-name-complex="Times New Roman3"/>
    </style:style>
    <style:style style:name="P11" style:family="paragraph" style:parent-style-name="основной_20_гост">
      <style:paragraph-properties fo:margin-left="0mm" fo:margin-right="-0.04mm" fo:text-align="start" style:justify-single-word="false" fo:orphans="0" fo:widows="0" fo:text-indent="0mm" style:auto-text-indent="false"/>
      <style:text-properties style:font-name="Times New Roman1"/>
    </style:style>
    <style:style style:name="P12" style:family="paragraph" style:parent-style-name="основной_20_гост">
      <style:paragraph-properties fo:margin-left="0mm" fo:margin-right="-0.04mm" fo:text-align="center" style:justify-single-word="false" fo:orphans="0" fo:widows="0" fo:text-indent="0mm" style:auto-text-indent="false"/>
      <style:text-properties style:font-name="Times New Roman1"/>
    </style:style>
    <style:style style:name="P13" style:family="paragraph" style:parent-style-name="Таблица" style:master-page-name="">
      <loext:graphic-properties draw:fill="none"/>
      <style:paragraph-properties fo:margin-left="0mm" fo:margin-right="0mm" fo:margin-top="2.12mm" fo:margin-bottom="2.12mm" style:contextual-spacing="false" fo:text-align="start" style:justify-single-word="false" fo:orphans="0" fo:widows="0" fo:hyphenation-ladder-count="no-limit" fo:text-indent="0mm" style:auto-text-indent="false" style:page-number="auto" fo:background-color="transparent" text:number-lines="false" text:line-number="0" style:vertical-align="baseline" style:writing-mode="lr-tb"/>
      <style:text-properties style:font-name="Times New Roman1" fo:font-style="normal" style:font-style-asian="normal" style:font-style-complex="normal" fo:hyphenate="false" fo:hyphenation-remain-char-count="2" fo:hyphenation-push-char-count="2" loext:hyphenation-no-caps="false"/>
    </style:style>
    <style:style style:name="P14" style:family="paragraph" style:parent-style-name="Таблица">
      <style:text-properties style:font-name="Times New Roman1" fo:font-style="normal" style:font-style-asian="normal" style:font-style-complex="normal"/>
    </style:style>
    <style:style style:name="P15" style:family="paragraph" style:parent-style-name="Рисунок">
      <style:paragraph-properties fo:text-align="center" style:justify-single-word="false"/>
      <style:text-properties style:font-name="Times New Roman1" fo:font-style="normal" officeooo:paragraph-rsid="004babb2" style:font-style-asian="normal" style:font-style-complex="normal"/>
    </style:style>
    <style:style style:name="P16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1" fo:font-size="12pt" fo:language="ru" fo:country="MD" officeooo:rsid="0044c7ff" officeooo:paragraph-rsid="0044c7ff" style:font-name-asian="Times New Roman3" style:font-size-asian="12pt" style:font-name-complex="Times New Roman3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officeooo:rsid="005c3364" officeooo:paragraph-rsid="005c3364" style:font-size-asian="12pt" style:font-name-complex="Arial1" style:font-size-complex="12pt"/>
    </style:style>
    <style:style style:name="P18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1" fo:font-size="12pt" fo:language="en" fo:country="US" officeooo:rsid="005c3364" officeooo:paragraph-rsid="005c3364" style:font-size-asian="12pt" style:font-name-complex="Arial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officeooo:rsid="005c3364" officeooo:paragraph-rsid="005c9d5e" style:font-size-asian="12pt" style:font-name-complex="Arial1" style:font-size-complex="12pt"/>
    </style:style>
    <style:style style:name="P20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1" fo:font-size="12pt" fo:language="en" fo:country="US" officeooo:rsid="005c3364" officeooo:paragraph-rsid="005c9d5e" style:font-size-asian="12pt" style:font-name-complex="Arial1" style:font-size-complex="12pt"/>
    </style:style>
    <style:style style:name="P21" style:family="paragraph" style:parent-style-name="Standard_20__28_user_29_">
      <style:paragraph-properties fo:text-align="justify" style:justify-single-word="false"/>
      <style:text-properties officeooo:paragraph-rsid="0027a718"/>
    </style:style>
    <style:style style:name="P22" style:family="paragraph" style:parent-style-name="основной_20_гост">
      <style:paragraph-properties fo:text-align="center" style:justify-single-word="false"/>
    </style:style>
    <style:style style:name="P23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</style:style>
    <style:style style:name="P24" style:family="paragraph" style:parent-style-name="основной_20_гост">
      <style:paragraph-properties fo:margin-left="0mm" fo:margin-right="-0.04mm" fo:text-align="center" style:justify-single-word="false" fo:text-indent="0mm" style:auto-text-indent="false"/>
    </style:style>
    <style:style style:name="P25" style:family="paragraph" style:parent-style-name="основной_20_гост">
      <style:paragraph-properties fo:margin-left="0mm" fo:margin-right="0mm" fo:text-align="center" style:justify-single-word="false" fo:text-indent="0mm" style:auto-text-indent="false"/>
    </style:style>
    <style:style style:name="P26" style:family="paragraph" style:parent-style-name="Таблица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  <style:text-properties fo:font-weight="bold" style:font-weight-asian="bold"/>
    </style:style>
    <style:style style:name="P28" style:family="paragraph" style:parent-style-name="Heading_20_1">
      <style:paragraph-properties fo:margin-top="0mm" fo:margin-bottom="0mm" style:contextual-spacing="false" fo:text-align="center" style:justify-single-word="false"/>
      <style:text-properties fo:font-weight="bold" style:font-weight-asian="bold"/>
    </style:style>
    <style:style style:name="P29" style:family="paragraph" style:parent-style-name="Heading_20_1">
      <style:paragraph-properties fo:break-before="page"/>
      <style:text-properties fo:font-weight="bold" style:font-weight-asian="bold"/>
    </style:style>
    <style:style style:name="P30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  <style:text-properties fo:font-weight="bold" officeooo:rsid="00176042" officeooo:paragraph-rsid="00176042" style:font-weight-asian="bold" style:font-weight-complex="bold"/>
    </style:style>
    <style:style style:name="P31" style:family="paragraph" style:parent-style-name="Heading_20_1">
      <style:paragraph-properties fo:text-align="start" style:justify-single-word="false"/>
      <style:text-properties fo:font-weight="bold" style:font-weight-asian="bold"/>
    </style:style>
    <style:style style:name="P32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0" fo:widows="0" fo:hyphenation-ladder-count="no-limit" fo:text-indent="0mm" style:auto-text-indent="false"/>
      <style:text-properties fo:color="#000000" loext:opacity="100%" style:font-name="Times New Roman1" fo:font-size="14pt" fo:language="ru" fo:country="RU" style:letter-kerning="false" style:font-name-asian="Calibri1" style:font-size-asian="14pt" style:language-asian="en" style:country-asian="US" style:font-name-complex="Times New Roman3" style:font-size-complex="11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0" fo:widows="0" fo:hyphenation-ladder-count="no-limit" fo:text-indent="0mm" style:auto-text-indent="false"/>
      <style:text-properties fo:color="#000000" loext:opacity="100%" style:font-name="Times New Roman1" fo:font-size="14pt" fo:language="ru" fo:country="RU" officeooo:paragraph-rsid="002387bb" style:letter-kerning="false" style:font-name-asian="Calibri1" style:font-size-asian="14pt" style:language-asian="en" style:country-asian="US" style:font-name-complex="Times New Roman3" style:font-size-complex="11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ru" fo:country="MD" fo:font-style="normal" fo:font-weight="normal" officeooo:rsid="0053680f" officeooo:paragraph-rsid="0053680f" style:font-name-asian="Times New Roman3" style:font-size-asian="14pt" style:font-style-asian="normal" style:font-weight-asian="normal" style:font-name-complex="Times New Roman3" style:font-weight-complex="normal"/>
    </style:style>
    <style:style style:name="P35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ru" fo:country="MD" fo:font-style="normal" fo:font-weight="normal" officeooo:rsid="0053680f" officeooo:paragraph-rsid="005c3364" style:font-name-asian="Times New Roman3" style:font-size-asian="14pt" style:font-style-asian="normal" style:font-weight-asian="normal" style:font-name-complex="Times New Roman3" style:font-weight-complex="normal"/>
    </style:style>
    <style:style style:name="P36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ru" fo:country="MD" fo:font-style="normal" fo:font-weight="normal" officeooo:rsid="00537971" officeooo:paragraph-rsid="00537971" style:font-name-asian="Times New Roman3" style:font-size-asian="14pt" style:font-style-asian="normal" style:font-weight-asian="normal" style:font-name-complex="Times New Roman3" style:font-weight-complex="normal"/>
    </style:style>
    <style:style style:name="P3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en" fo:country="US" fo:font-style="normal" fo:font-weight="normal" officeooo:rsid="00499725" officeooo:paragraph-rsid="004da4dd" style:font-name-asian="Times New Roman3" style:font-size-asian="14pt" style:font-style-asian="normal" style:font-weight-asian="normal" style:font-name-complex="Times New Roman3" style:font-weight-complex="normal"/>
    </style:style>
    <style:style style:name="P3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en" fo:country="US" fo:font-style="normal" fo:font-weight="bold" officeooo:rsid="00499725" officeooo:paragraph-rsid="004da4dd" style:font-name-asian="Times New Roman3" style:font-size-asian="14pt" style:font-style-asian="normal" style:font-weight-asian="bold" style:font-name-complex="Times New Roman3" style:font-weight-complex="bold"/>
    </style:style>
    <style:style style:name="P39" style:family="paragraph" style:parent-style-name="основной_20_гост" style:master-page-name="">
      <loext:graphic-properties draw:fill="none"/>
      <style:paragraph-properties fo:margin-left="30.14mm" fo:margin-right="49.19mm" fo:margin-top="0mm" fo:margin-bottom="0mm" style:contextual-spacing="false" fo:line-height="100%" fo:text-align="start" style:justify-single-word="false" fo:orphans="2" fo:widows="2" fo:hyphenation-ladder-count="no-limit" fo:text-indent="-1.57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40" style:family="paragraph" style:parent-style-name="основной_20_гост" style:master-page-name="">
      <loext:graphic-properties draw:fill="none"/>
      <style:paragraph-properties fo:margin-left="28.58mm" fo:margin-right="49.19mm" fo:margin-top="0mm" fo:margin-bottom="0mm" style:contextual-spacing="false" fo:line-height="100%" fo:text-align="justify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officeooo:paragraph-rsid="003cc43f" fo:hyphenate="false" fo:hyphenation-remain-char-count="2" fo:hyphenation-push-char-count="2" loext:hyphenation-no-caps="false"/>
    </style:style>
    <style:style style:name="P41" style:family="paragraph" style:parent-style-name="основной_20_гост">
      <style:paragraph-properties fo:margin-left="0mm" fo:margin-right="0mm" fo:text-indent="0mm" style:auto-text-indent="false"/>
    </style:style>
    <style:style style:name="P42" style:family="paragraph" style:parent-style-name="основной_20_гост" style:master-page-name="">
      <style:paragraph-properties fo:margin-left="0mm" fo:margin-right="0mm" fo:text-indent="0mm" style:auto-text-indent="false" style:page-number="auto" fo:break-before="auto" fo:break-after="auto"/>
    </style:style>
    <style:style style:name="P43" style:family="paragraph" style:parent-style-name="основной_20_гост">
      <style:paragraph-properties fo:text-align="start" style:justify-single-word="false"/>
    </style:style>
    <style:style style:name="P44" style:family="paragraph" style:parent-style-name="основной_20_гост">
      <style:paragraph-properties fo:margin-left="0mm" fo:margin-right="0mm" fo:text-align="start" style:justify-single-word="false" fo:text-indent="0mm" style:auto-text-indent="false"/>
    </style:style>
    <style:style style:name="P45" style:family="paragraph" style:parent-style-name="основной_20_гост">
      <style:paragraph-properties fo:margin-left="30mm" fo:margin-right="49.97mm" fo:text-align="start" style:justify-single-word="false" fo:text-indent="-30mm" style:auto-text-indent="false"/>
    </style:style>
    <style:style style:name="P46" style:family="paragraph" style:parent-style-name="основной_20_гост">
      <style:paragraph-properties fo:margin-left="0mm" fo:margin-right="-0.04mm" fo:text-align="start" style:justify-single-word="false" fo:text-indent="0mm" style:auto-text-indent="false"/>
    </style:style>
    <style:style style:name="P47" style:family="paragraph" style:parent-style-name="основной_20_гост">
      <style:paragraph-properties fo:margin-left="32.51mm" fo:margin-right="-0.04mm" fo:text-align="start" style:justify-single-word="false" fo:text-indent="0mm" style:auto-text-indent="false"/>
    </style:style>
    <style:style style:name="P48" style:family="paragraph" style:parent-style-name="основной_20_гост">
      <style:paragraph-properties fo:margin-left="30mm" fo:margin-right="49.97mm" fo:text-indent="0mm" style:auto-text-indent="false"/>
    </style:style>
    <style:style style:name="P49" style:family="paragraph" style:parent-style-name="основной_20_гост">
      <style:paragraph-properties fo:margin-left="0mm" fo:margin-right="-0.04mm" fo:text-indent="0mm" style:auto-text-indent="false"/>
    </style:style>
    <style:style style:name="P50" style:family="paragraph" style:parent-style-name="основной_20_гост">
      <style:paragraph-properties fo:margin-left="20mm" fo:margin-right="0mm" fo:text-indent="0mm" style:auto-text-indent="false"/>
    </style:style>
    <style:style style:name="P51" style:family="paragraph" style:parent-style-name="основной_20_гост">
      <style:paragraph-properties fo:margin-left="32.51mm" fo:margin-right="-0.04mm" fo:text-align="start" style:justify-single-word="false" fo:text-indent="0mm" style:auto-text-indent="false" fo:break-before="column"/>
      <style:text-properties officeooo:rsid="00176042" officeooo:paragraph-rsid="00176042"/>
    </style:style>
    <style:style style:name="P52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  <style:text-properties fo:background-color="#ffff00"/>
    </style:style>
    <style:style style:name="P53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officeooo:paragraph-rsid="001b73a5" fo:background-color="#ffff00"/>
    </style:style>
    <style:style style:name="P54" style:family="paragraph" style:parent-style-name="основной_20_гост">
      <style:paragraph-properties fo:margin-left="0mm" fo:margin-right="-0.04mm" fo:text-indent="0mm" style:auto-text-indent="false"/>
      <style:text-properties fo:background-color="#ffff00"/>
    </style:style>
    <style:style style:name="P55" style:family="paragraph" style:parent-style-name="основной_20_гост">
      <style:text-properties fo:background-color="#ffff00"/>
    </style:style>
    <style:style style:name="P56" style:family="paragraph" style:parent-style-name="основной_20_гост">
      <style:paragraph-properties fo:margin-left="30mm" fo:margin-right="49.97mm" fo:text-indent="-30mm" style:auto-text-indent="false"/>
    </style:style>
    <style:style style:name="P57" style:family="paragraph" style:parent-style-name="основной_20_гост">
      <style:paragraph-properties fo:margin-left="0mm" fo:margin-right="0mm" fo:text-indent="0mm" style:auto-text-indent="false"/>
      <style:text-properties officeooo:paragraph-rsid="001b73a5"/>
    </style:style>
    <style:style style:name="P58" style:family="paragraph" style:parent-style-name="основной_20_гост">
      <style:paragraph-properties fo:margin-left="32.51mm" fo:margin-right="-0.04mm" fo:text-align="start" style:justify-single-word="false" fo:text-indent="0mm" style:auto-text-indent="false"/>
      <style:text-properties fo:language="ru" fo:country="MD" officeooo:rsid="0022c583"/>
    </style:style>
    <style:style style:name="P59" style:family="paragraph" style:parent-style-name="основной_20_гост">
      <style:paragraph-properties fo:margin-left="0mm" fo:margin-right="-0.04mm" fo:text-align="center" style:justify-single-word="false" fo:text-indent="0mm" style:auto-text-indent="false" fo:break-before="page"/>
      <style:text-properties fo:language="ru" fo:country="MD" officeooo:rsid="00176042"/>
    </style:style>
    <style:style style:name="P60" style:family="paragraph" style:parent-style-name="Heading_20_1">
      <style:text-properties fo:language="ru" fo:country="MD" fo:font-weight="bold" officeooo:rsid="002c1665" officeooo:paragraph-rsid="002c1665" style:font-weight-asian="bold"/>
    </style:style>
    <style:style style:name="P61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222a3"/>
    </style:style>
    <style:style style:name="P62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ddb40"/>
    </style:style>
    <style:style style:name="P63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51d91"/>
    </style:style>
    <style:style style:name="P64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efda5"/>
    </style:style>
    <style:style style:name="P65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1f1f"/>
    </style:style>
    <style:style style:name="P66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cc9c"/>
    </style:style>
    <style:style style:name="P67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2c1665"/>
    </style:style>
    <style:style style:name="P68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222a3"/>
    </style:style>
    <style:style style:name="P69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51d91"/>
    </style:style>
    <style:style style:name="P70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351d91"/>
    </style:style>
    <style:style style:name="P71" style:family="paragraph" style:parent-style-name="основной_20_гост">
      <style:text-properties fo:language="ru" fo:country="MD" officeooo:rsid="0043651b" officeooo:paragraph-rsid="0043651b"/>
    </style:style>
    <style:style style:name="P72" style:family="paragraph" style:parent-style-name="основной_20_гост">
      <style:paragraph-properties fo:margin-left="0mm" fo:margin-right="-0.04mm" fo:text-indent="12.51mm" style:auto-text-indent="false"/>
      <style:text-properties fo:language="ru" fo:country="MD" officeooo:rsid="0044c7ff" officeooo:paragraph-rsid="0044c7ff"/>
    </style:style>
    <style:style style:name="P73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499725" officeooo:paragraph-rsid="00499725"/>
    </style:style>
    <style:style style:name="P74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4babb2" officeooo:paragraph-rsid="004babb2"/>
    </style:style>
    <style:style style:name="P75" style:family="paragraph" style:parent-style-name="основной_20_гост">
      <style:text-properties fo:language="ru" fo:country="MD" officeooo:rsid="004babb2"/>
    </style:style>
    <style:style style:name="P76" style:family="paragraph" style:parent-style-name="основной_20_гост">
      <style:paragraph-properties fo:margin-left="0mm" fo:margin-right="49.97mm" fo:text-indent="0mm" style:auto-text-indent="false"/>
      <style:text-properties officeooo:paragraph-rsid="003cc43f"/>
    </style:style>
    <style:style style:name="P77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24ada0"/>
    </style:style>
    <style:style style:name="P78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25c0aa"/>
    </style:style>
    <style:style style:name="P79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4da4dd"/>
    </style:style>
    <style:style style:name="P80" style:family="paragraph" style:parent-style-name="Heading_20_1">
      <style:paragraph-properties fo:break-before="page"/>
      <style:text-properties officeooo:paragraph-rsid="002c1665"/>
    </style:style>
    <style:style style:name="P81" style:family="paragraph" style:parent-style-name="основной_20_гост">
      <style:paragraph-properties fo:margin-left="0mm" fo:margin-right="-0.04mm" fo:text-indent="0mm" style:auto-text-indent="false"/>
      <style:text-properties officeooo:paragraph-rsid="002c1665"/>
    </style:style>
    <style:style style:name="P82" style:family="paragraph" style:parent-style-name="Heading_20_1">
      <style:paragraph-properties fo:break-before="page"/>
      <style:text-properties officeooo:paragraph-rsid="00351d91"/>
    </style:style>
    <style:style style:name="P83" style:family="paragraph" style:parent-style-name="Рисунок">
      <style:text-properties officeooo:paragraph-rsid="003fe1e2"/>
    </style:style>
    <style:style style:name="P84" style:family="paragraph" style:parent-style-name="основной_20_гост">
      <style:paragraph-properties fo:margin-left="0mm" fo:margin-right="0mm" fo:text-indent="0mm" style:auto-text-indent="false"/>
      <style:text-properties officeooo:paragraph-rsid="0027a718"/>
    </style:style>
    <style:style style:name="P85" style:family="paragraph" style:parent-style-name="Heading_20_1">
      <style:paragraph-properties fo:text-align="start" style:justify-single-word="false" fo:break-before="page"/>
      <style:text-properties style:font-name="Times New Roman2" fo:font-size="14pt" fo:font-weight="bold" officeooo:paragraph-rsid="00499725" style:font-size-asian="14pt" style:font-weight-asian="bold"/>
    </style:style>
    <style:style style:name="P86" style:family="paragraph" style:parent-style-name="Standard_20__28_user_29_">
      <style:paragraph-properties fo:margin-top="0mm" fo:margin-bottom="0mm" style:contextual-spacing="false"/>
      <style:text-properties style:font-name="Times New Roman2" fo:font-size="14pt" fo:font-weight="bold" style:font-size-asian="14pt" style:font-weight-asian="bold"/>
    </style:style>
    <style:style style:name="P87" style:family="paragraph" style:parent-style-name="Рисунок">
      <style:text-properties officeooo:paragraph-rsid="004babb2"/>
    </style:style>
    <style:style style:name="P88" style:family="paragraph" style:parent-style-name="основной_20_гост">
      <style:paragraph-properties fo:margin-left="0mm" fo:margin-right="0mm" fo:text-indent="0mm" style:auto-text-indent="false"/>
      <style:text-properties officeooo:paragraph-rsid="004d6b81"/>
    </style:style>
    <style:style style:name="P89" style:family="paragraph" style:parent-style-name="основной_20_гост">
      <style:paragraph-properties fo:margin-left="0mm" fo:margin-right="0mm" fo:text-indent="0mm" style:auto-text-indent="false"/>
      <style:text-properties fo:language="en" fo:country="US" fo:font-weight="normal" officeooo:rsid="0053680f" officeooo:paragraph-rsid="0053680f" style:font-weight-asian="normal" style:font-weight-complex="normal"/>
    </style:style>
    <style:style style:name="P90" style:family="paragraph" style:parent-style-name="основной_20_гост">
      <style:paragraph-properties fo:margin-left="0mm" fo:margin-right="0mm" fo:text-indent="0mm" style:auto-text-indent="false"/>
      <style:text-properties fo:language="en" fo:country="US" fo:font-weight="normal" officeooo:rsid="0053680f" officeooo:paragraph-rsid="00537971" style:font-weight-asian="normal" style:font-weight-complex="normal"/>
    </style:style>
    <style:style style:name="P91" style:family="paragraph" style:parent-style-name="основной_20_гост">
      <style:paragraph-properties fo:margin-left="0mm" fo:margin-right="0mm" fo:text-indent="0mm" style:auto-text-indent="false"/>
      <style:text-properties officeooo:paragraph-rsid="004da4dd"/>
    </style:style>
    <style:style style:name="P92" style:family="paragraph" style:parent-style-name="Normal_20__28_Web_29_">
      <style:paragraph-properties fo:margin-left="0mm" fo:margin-right="0mm" fo:margin-top="0mm" fo:margin-bottom="0mm" style:contextual-spacing="false" fo:line-height="115%" fo:text-align="justify" style:justify-single-word="false" fo:text-indent="0mm" style:auto-text-indent="false"/>
      <style:text-properties fo:language="ru" fo:country="RU" fo:font-weight="normal" officeooo:rsid="004da4dd" officeooo:paragraph-rsid="0057fb99" style:font-weight-asian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text-position="0% 100%" style:font-name="Times New Roman1" fo:font-size="12pt" fo:language="en" fo:country="US" officeooo:rsid="005c9d5e" officeooo:paragraph-rsid="005c9d5e" style:font-size-asian="12pt" style:font-name-complex="Arial1" style:font-size-complex="12pt"/>
    </style:style>
    <style:style style:name="P94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fo:color="#000000" loext:opacity="100%" style:font-name="Times New Roman1" fo:font-size="14pt" fo:font-style="italic" officeooo:paragraph-rsid="005c3364" style:font-size-asian="14pt" style:font-style-asian="italic" style:font-name-complex="Times New Roman3" style:font-size-complex="14pt"/>
    </style:style>
    <style:style style:name="P95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fo:color="#000000" loext:opacity="100%" style:font-name="Times New Roman1" fo:font-size="14pt" fo:language="en" fo:country="US" fo:font-style="italic" officeooo:paragraph-rsid="005c9d5e" style:font-size-asian="14pt" style:font-style-asian="italic" style:font-name-complex="Times New Roman3" style:font-size-complex="14pt"/>
    </style:style>
    <style:style style:name="P96" style:family="paragraph" style:parent-style-name="Contents_20_Heading">
      <style:paragraph-properties fo:text-align="center" style:justify-single-word="false"/>
    </style:style>
    <style:style style:name="P97" style:family="paragraph" style:parent-style-name="Table_20_Contents">
      <style:paragraph-properties fo:text-align="center" style:justify-single-word="false"/>
      <style:text-properties style:text-position="sub 58%" style:font-name="Times New Roman1" fo:font-size="12pt" fo:language="en" fo:country="US" officeooo:rsid="005c3364" officeooo:paragraph-rsid="005c3364" style:font-size-asian="12pt" style:font-name-complex="Arial1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text-position="sub 58%" style:font-name="Times New Roman1" fo:font-size="12pt" fo:language="en" fo:country="US" officeooo:rsid="005c9d5e" officeooo:paragraph-rsid="005c9d5e" style:font-size-asian="12pt" style:font-name-complex="Arial1" style:font-size-complex="12pt"/>
    </style:style>
    <style:style style:name="P99" style:family="paragraph" style:parent-style-name="Таблица">
      <loext:graphic-properties draw:fill="none"/>
      <style:paragraph-properties fo:margin-left="0mm" fo:margin-right="0mm" fo:margin-top="0mm" fo:margin-bottom="0mm" style:contextual-spacing="false" fo:text-align="start" style:justify-single-word="false" fo:orphans="0" fo:widows="0" fo:hyphenation-ladder-count="no-limit" fo:text-indent="0mm" style:auto-text-indent="false" fo:background-color="transparent" text:number-lines="false" text:line-number="0" style:vertical-align="baseline" style:writing-mode="lr-tb"/>
      <style:text-properties style:font-name="Times New Roman1" fo:language="en" fo:country="US" fo:font-style="normal" officeooo:rsid="005c3364" style:font-style-asian="normal" style:font-style-complex="normal" fo:hyphenate="false" fo:hyphenation-remain-char-count="2" fo:hyphenation-push-char-count="2" loext:hyphenation-no-caps="false"/>
    </style:style>
    <style:style style:name="P100" style:family="paragraph" style:parent-style-name="Heading_20_1">
      <style:paragraph-properties fo:text-align="start" style:justify-single-word="false" fo:break-before="page"/>
      <style:text-properties style:font-name="Times New Roman2" fo:font-size="14pt" fo:font-weight="bold" officeooo:paragraph-rsid="00616ee1" style:font-size-asian="14pt" style:font-weight-asian="bold"/>
    </style:style>
    <style:style style:name="P101" style:family="paragraph" style:parent-style-name="Standard_20__28_user_29_">
      <style:paragraph-properties fo:text-align="center" style:justify-single-word="false" fo:break-before="page"/>
      <style:text-properties style:font-name="Times New Roman2" fo:font-size="14pt" fo:font-weight="bold" officeooo:paragraph-rsid="00499725" style:font-size-asian="14pt" style:font-weight-asian="bold"/>
    </style:style>
    <style:style style:name="P102" style:family="paragraph" style:parent-style-name="основной_20_гост" style:master-page-name="First_20_Page">
      <style:paragraph-properties fo:margin-left="0mm" fo:margin-right="0mm" fo:text-indent="0mm" style:auto-text-indent="false" style:page-number="auto"/>
    </style:style>
    <style:style style:name="P103" style:family="paragraph" style:parent-style-name="основной_20_гост" style:list-style-name="WWNum15"/>
    <style:style style:name="P104" style:family="paragraph" style:parent-style-name="основной_20_гост" style:list-style-name="WWNum14"/>
    <style:style style:name="P105" style:family="paragraph" style:parent-style-name="основной_20_гост" style:list-style-name="WWNum14">
      <style:text-properties officeooo:paragraph-rsid="001b73a5"/>
    </style:style>
    <style:style style:name="P106" style:family="paragraph" style:parent-style-name="основной_20_гост" style:list-style-name="WWNum14">
      <style:text-properties style:font-name="Times New Roman1" fo:font-size="14pt" fo:language="ru" fo:country="RU" officeooo:rsid="001b73a5" officeooo:paragraph-rsid="001b73a5" style:letter-kerning="false" style:font-name-asian="Calibri1" style:font-size-asian="14pt" style:language-asian="en" style:country-asian="US" style:font-name-complex="Times New Roman3" style:font-size-complex="14pt" style:language-complex="ar" style:country-complex="SA"/>
    </style:style>
    <style:style style:name="P107" style:family="paragraph" style:parent-style-name="основной_20_гост" style:list-style-name="L1">
      <style:text-properties fo:language="ru" fo:country="MD" fo:font-weight="bold" officeooo:rsid="00499725" officeooo:paragraph-rsid="004d6b81" style:font-weight-asian="bold" style:font-weight-complex="bold"/>
    </style:style>
    <style:style style:name="P108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616ee1" officeooo:paragraph-rsid="00616ee1"/>
    </style:style>
    <style:style style:name="P109" style:family="paragraph" style:parent-style-name="основной_20_гост">
      <style:text-properties fo:color="#000000" loext:opacity="100%" style:font-name="Times New Roman1" style:font-name-complex="Times New Roman3"/>
    </style:style>
    <style:style style:name="P11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ru" fo:country="MD" fo:font-style="normal" fo:font-weight="normal" officeooo:rsid="0056e7a5" officeooo:paragraph-rsid="0056e7a5" style:font-name-asian="Times New Roman3" style:font-size-asian="14pt" style:font-style-asian="normal" style:font-weight-asian="normal" style:font-name-complex="Times New Roman3" style:font-weight-complex="normal"/>
    </style:style>
    <style:style style:name="P111" style:family="paragraph" style:parent-style-name="основной_20_гост" style:list-style-name="L2">
      <style:text-properties fo:color="#000000" loext:opacity="100%" fo:language="ru" fo:country="MD" officeooo:rsid="0057800d" officeooo:paragraph-rsid="0057c9e6" style:font-name-asian="Calibri1" style:font-size-complex="14pt"/>
    </style:style>
    <style:style style:name="P112" style:family="paragraph" style:parent-style-name="основной_20_гост" style:list-style-name="L2"/>
    <style:style style:name="T1" style:family="text">
      <style:text-properties fo:language="en" fo:country="US" officeooo:rsid="0017e0f5"/>
    </style:style>
    <style:style style:name="T2" style:family="text">
      <style:text-properties fo:language="en" fo:country="US" officeooo:rsid="00220905" fo:background-color="transparent" loext:char-shading-value="0"/>
    </style:style>
    <style:style style:name="T3" style:family="text">
      <style:text-properties fo:language="en" fo:country="US" officeooo:rsid="00220905"/>
    </style:style>
    <style:style style:name="T4" style:family="text">
      <style:text-properties fo:language="en" fo:country="US" fo:font-weight="bold" officeooo:rsid="00351d91" style:font-weight-asian="bold"/>
    </style:style>
    <style:style style:name="T5" style:family="text">
      <style:text-properties fo:language="en" fo:country="US" fo:font-weight="bold" officeooo:rsid="004da4dd" style:font-weight-asian="bold" style:font-weight-complex="bold"/>
    </style:style>
    <style:style style:name="T6" style:family="text">
      <style:text-properties fo:language="en" fo:country="US" officeooo:rsid="00351d91"/>
    </style:style>
    <style:style style:name="T7" style:family="text">
      <style:text-properties fo:language="en" fo:country="US" officeooo:rsid="003ddb40"/>
    </style:style>
    <style:style style:name="T8" style:family="text">
      <style:text-properties fo:language="en" fo:country="US" officeooo:rsid="003efda5"/>
    </style:style>
    <style:style style:name="T9" style:family="text">
      <style:text-properties fo:language="en" fo:country="US" officeooo:rsid="0044c7ff"/>
    </style:style>
    <style:style style:name="T10" style:family="text">
      <style:text-properties fo:language="en" fo:country="US" officeooo:rsid="004babb2"/>
    </style:style>
    <style:style style:name="T11" style:family="text">
      <style:text-properties fo:language="en" fo:country="US" officeooo:rsid="0056e7a5"/>
    </style:style>
    <style:style style:name="T12" style:family="text">
      <style:text-properties fo:language="en" fo:country="US" officeooo:rsid="005c3364"/>
    </style:style>
    <style:style style:name="T13" style:family="text">
      <style:text-properties fo:language="en" fo:country="US" officeooo:rsid="005c3364" style:font-size-complex="14pt"/>
    </style:style>
    <style:style style:name="T14" style:family="text">
      <style:text-properties fo:language="en" fo:country="US" officeooo:rsid="005c9d5e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size="14pt" style:font-size-asian="14pt" style:font-name-complex="Times New Roman3" style:font-size-complex="14pt"/>
    </style:style>
    <style:style style:name="T17" style:family="text">
      <style:text-properties style:font-name="Times New Roman1" fo:font-size="14pt" fo:language="ru" fo:country="RU" style:letter-kerning="false" style:font-name-asian="Calibri1" style:font-size-asian="14pt" style:language-asian="en" style:country-asian="US" style:font-name-complex="Times New Roman3" style:font-size-complex="14pt" style:language-complex="ar" style:country-complex="SA"/>
    </style:style>
    <style:style style:name="T18" style:family="text">
      <style:text-properties style:font-name="Times New Roman1" fo:font-size="14pt" fo:language="ru" fo:country="RU" officeooo:rsid="001b73a5" style:letter-kerning="false" style:font-name-asian="Calibri1" style:font-size-asian="14pt" style:language-asian="en" style:country-asian="US" style:font-name-complex="Times New Roman3" style:font-size-complex="14pt" style:language-complex="ar" style:country-complex="SA"/>
    </style:style>
    <style:style style:name="T19" style:family="text">
      <style:text-properties style:font-name="Times New Roman1" fo:font-size="14pt" fo:language="ru" fo:country="MD" officeooo:rsid="0027a718" style:font-size-asian="14pt" style:font-name-complex="Times New Roman3" style:font-size-complex="14pt"/>
    </style:style>
    <style:style style:name="T20" style:family="text">
      <style:text-properties style:font-name="Times New Roman1" fo:language="ru" fo:country="MD"/>
    </style:style>
    <style:style style:name="T21" style:family="text">
      <style:text-properties style:font-name="Times New Roman1" fo:language="ru" fo:country="MD" officeooo:rsid="0024ada0"/>
    </style:style>
    <style:style style:name="T22" style:family="text">
      <style:text-properties style:font-name="Times New Roman1" fo:language="ru" fo:country="MD" officeooo:rsid="0025c0aa"/>
    </style:style>
    <style:style style:name="T23" style:family="text">
      <style:text-properties style:font-name="Times New Roman1" fo:language="ru" fo:country="MD" officeooo:rsid="0040eb5e"/>
    </style:style>
    <style:style style:name="T24" style:family="text">
      <style:text-properties style:font-name="Times New Roman1" fo:language="ru" fo:country="MD" fo:font-style="normal" officeooo:rsid="0044c7ff" style:font-style-asian="normal" style:font-style-complex="normal"/>
    </style:style>
    <style:style style:name="T25" style:family="text">
      <style:text-properties style:font-name="Times New Roman1" fo:language="ru" fo:country="MD" officeooo:rsid="004da4dd"/>
    </style:style>
    <style:style style:name="T26" style:family="text">
      <style:text-properties style:font-name="Times New Roman1" officeooo:rsid="0024ada0"/>
    </style:style>
    <style:style style:name="T27" style:family="text">
      <style:text-properties style:font-name="Times New Roman1" fo:language="en" fo:country="US" fo:font-style="normal" officeooo:rsid="0044c7ff" style:font-style-asian="normal" style:font-style-complex="normal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Times New Roman2" fo:font-size="14pt" style:font-size-asian="14pt"/>
    </style:style>
    <style:style style:name="T31" style:family="text">
      <style:text-properties style:font-name="Times New Roman2" fo:font-size="14pt" style:font-name-asian="Ubuntu" style:font-size-asian="14pt" style:font-name-complex="Ubuntu" style:font-size-complex="14pt"/>
    </style:style>
    <style:style style:name="T32" style:family="text">
      <style:text-properties style:font-name="Times New Roman2" fo:font-size="14pt" fo:language="ru" fo:country="MD" officeooo:rsid="0027a718" style:font-name-asian="Ubuntu" style:font-size-asian="14pt" style:font-name-complex="Ubuntu" style:font-size-complex="14pt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font-size="14pt" fo:language="ru" fo:country="RU" style:letter-kerning="false" style:font-name-asian="Calibri1" style:font-size-asian="14pt" style:language-asian="en" style:country-asian="US" style:font-name-complex="Times New Roman3" style:font-size-complex="11pt" style:language-complex="ar" style:country-complex="SA"/>
    </style:style>
    <style:style style:name="T35" style:family="text">
      <style:text-properties fo:color="#000000" loext:opacity="100%" fo:font-size="14pt" style:font-size-asian="14pt" style:font-size-complex="14pt"/>
    </style:style>
    <style:style style:name="T36" style:family="text">
      <style:text-properties fo:color="#000000" loext:opacity="100%" fo:font-size="14pt" fo:font-style="italic" style:font-size-asian="14pt" style:font-style-asian="italic" style:font-size-complex="14pt"/>
    </style:style>
    <style:style style:name="T37" style:family="text">
      <style:text-properties fo:color="#000000" loext:opacity="100%" style:font-name="Times New Roman1" fo:font-size="14pt" fo:font-style="normal" fo:font-weight="normal" officeooo:rsid="004a37c3" style:font-name-asian="Times New Roman3" style:font-size-asian="14pt" style:font-style-asian="normal" style:font-weight-asian="normal" style:font-name-complex="Times New Roman3" style:font-size-complex="14pt"/>
    </style:style>
    <style:style style:name="T38" style:family="text">
      <style:text-properties fo:color="#000000" loext:opacity="100%" style:font-name="Times New Roman1" fo:font-size="14pt" fo:font-style="normal" fo:font-weight="normal" officeooo:rsid="004a37c3" style:font-name-asian="Times New Roman3" style:font-size-asian="14pt" style:font-style-asian="normal" style:font-weight-asian="normal" style:font-name-complex="Times New Roman3" style:font-size-complex="14pt" style:font-style-complex="italic"/>
    </style:style>
    <style:style style:name="T39" style:family="text">
      <style:text-properties fo:color="#000000" loext:opacity="100%" style:font-name="Times New Roman1" fo:font-size="14pt" fo:font-style="normal" style:font-name-asian="Times New Roman3" style:font-size-asian="14pt" style:font-style-asian="normal" style:font-name-complex="Times New Roman3"/>
    </style:style>
    <style:style style:name="T40" style:family="text">
      <style:text-properties fo:color="#000000" loext:opacity="100%" style:font-name="Times New Roman1" fo:font-size="14pt" fo:font-style="normal" style:font-name-asian="Times New Roman3" style:font-size-asian="14pt" style:font-style-asian="normal" style:font-name-complex="Times New Roman3" style:font-size-complex="14pt"/>
    </style:style>
    <style:style style:name="T41" style:family="text">
      <style:text-properties fo:color="#000000" loext:opacity="100%" style:font-name="Times New Roman1" fo:font-size="14pt" fo:font-style="normal" style:font-name-asian="Times New Roman3" style:font-size-asian="14pt" style:font-style-asian="normal" style:font-name-complex="Times New Roman3" style:font-size-complex="14pt" style:font-style-complex="italic"/>
    </style:style>
    <style:style style:name="T42" style:family="text">
      <style:text-properties fo:color="#000000" loext:opacity="100%" style:font-name="Times New Roman1" fo:font-size="14pt" fo:language="en" fo:country="US" fo:font-style="normal" fo:font-weight="bold" officeooo:rsid="004da4dd" style:font-name-asian="Times New Roman3" style:font-size-asian="14pt" style:font-style-asian="normal" style:font-weight-asian="bold" style:font-name-complex="Times New Roman3" style:font-weight-complex="bold"/>
    </style:style>
    <style:style style:name="T43" style:family="text">
      <style:text-properties fo:color="#000000" loext:opacity="100%" style:font-name="Times New Roman1" fo:font-size="14pt" fo:language="en" fo:country="US" fo:font-style="normal" fo:font-weight="bold" officeooo:rsid="00499725" style:font-name-asian="Times New Roman3" style:font-size-asian="14pt" style:font-style-asian="normal" style:font-weight-asian="bold" style:font-name-complex="Times New Roman3" style:font-weight-complex="bold"/>
    </style:style>
    <style:style style:name="T44" style:family="text">
      <style:text-properties fo:color="#000000" loext:opacity="100%" style:font-name="Times New Roman1" fo:font-size="14pt" fo:language="en" fo:country="US" fo:font-style="italic" style:font-name-asian="Times New Roman3" style:font-size-asian="14pt" style:font-style-asian="italic" style:font-name-complex="Times New Roman3" style:font-size-complex="14pt" style:font-style-complex="italic"/>
    </style:style>
    <style:style style:name="T45" style:family="text">
      <style:text-properties fo:color="#000000" loext:opacity="100%" style:font-name="Times New Roman1" fo:font-size="14pt" fo:language="ru" fo:country="MD" fo:font-style="normal" style:font-name-asian="Times New Roman3" style:font-size-asian="14pt" style:font-style-asian="normal" style:font-name-complex="Times New Roman3"/>
    </style:style>
    <style:style style:name="T46" style:family="text">
      <style:text-properties fo:color="#000000" loext:opacity="100%" style:font-name="Times New Roman1" fo:font-size="14pt" fo:language="ru" fo:country="MD" fo:font-style="normal" officeooo:rsid="00537971" style:font-name-asian="Times New Roman3" style:font-size-asian="14pt" style:font-style-asian="normal" style:font-name-complex="Times New Roman3"/>
    </style:style>
    <style:style style:name="T47" style:family="text">
      <style:text-properties fo:color="#000000" loext:opacity="100%" style:font-name="Times New Roman1" fo:font-size="14pt" fo:language="ru" fo:country="MD" fo:font-style="normal" fo:font-weight="bold" officeooo:rsid="004d6b81" style:font-name-asian="Times New Roman3" style:font-size-asian="14pt" style:font-style-asian="normal" style:font-weight-asian="bold" style:font-name-complex="Times New Roman3" style:font-weight-complex="bold"/>
    </style:style>
    <style:style style:name="T48" style:family="text">
      <style:text-properties fo:color="#000000" loext:opacity="100%" style:font-name="Times New Roman1" fo:font-size="14pt" fo:language="ru" fo:country="MD" fo:font-style="normal" fo:font-weight="bold" officeooo:rsid="00499725" style:font-name-asian="Times New Roman3" style:font-size-asian="14pt" style:font-style-asian="normal" style:font-weight-asian="bold" style:font-name-complex="Times New Roman3" style:font-weight-complex="bold"/>
    </style:style>
    <style:style style:name="T49" style:family="text">
      <style:text-properties fo:color="#000000" loext:opacity="100%" style:font-name="Times New Roman1" fo:font-size="14pt" fo:language="ru" fo:country="MD" fo:font-style="normal" fo:font-weight="bold" officeooo:rsid="004da4dd" style:font-name-asian="Times New Roman3" style:font-size-asian="14pt" style:font-style-asian="normal" style:font-weight-asian="bold" style:font-name-complex="Times New Roman3" style:font-weight-complex="bold"/>
    </style:style>
    <style:style style:name="T50" style:family="text">
      <style:text-properties fo:color="#000000" loext:opacity="100%" style:font-name="Times New Roman1" fo:font-size="14pt" fo:language="ru" fo:country="MD" fo:font-style="normal" fo:font-weight="normal" officeooo:rsid="005e7a8a" style:font-name-asian="Times New Roman3" style:font-size-asian="14pt" style:font-style-asian="normal" style:font-weight-asian="normal" style:font-name-complex="Times New Roman3" style:font-size-complex="14pt"/>
    </style:style>
    <style:style style:name="T51" style:family="text">
      <style:text-properties fo:color="#000000" loext:opacity="100%" style:font-name="Times New Roman1" fo:font-size="14pt" fo:font-style="italic" style:font-name-asian="Times New Roman3" style:font-size-asian="14pt" style:font-style-asian="italic" style:font-name-complex="Times New Roman3" style:font-size-complex="14pt"/>
    </style:style>
    <style:style style:name="T52" style:family="text">
      <style:text-properties fo:color="#000000" loext:opacity="100%" style:font-name="Times New Roman1" fo:font-size="14pt" fo:font-style="italic" style:font-name-asian="Times New Roman3" style:font-size-asian="14pt" style:font-style-asian="italic" style:font-name-complex="Times New Roman3" style:font-size-complex="14pt" style:font-style-complex="italic"/>
    </style:style>
    <style:style style:name="T53" style:family="text">
      <style:text-properties fo:color="#000000" loext:opacity="100%" style:font-name="Times New Roman1" fo:font-size="14pt" fo:font-style="italic" fo:font-weight="normal" officeooo:rsid="004a37c3" style:font-name-asian="Times New Roman3" style:font-size-asian="14pt" style:font-style-asian="italic" style:font-weight-asian="normal" style:font-name-complex="Times New Roman3" style:font-size-complex="14pt"/>
    </style:style>
    <style:style style:name="T54" style:family="text">
      <style:text-properties fo:color="#000000" loext:opacity="100%" style:font-name="Times New Roman1" fo:font-style="italic" style:font-style-asian="italic" style:font-name-complex="Times New Roman3"/>
    </style:style>
    <style:style style:name="T55" style:family="text">
      <style:text-properties fo:color="#000000" loext:opacity="100%" style:font-name="Times New Roman1" style:font-name-complex="Times New Roman3"/>
    </style:style>
    <style:style style:name="T56" style:family="text">
      <style:text-properties fo:color="#000000" loext:opacity="100%" style:text-position="sub 58%" style:font-name="Times New Roman1" fo:font-size="14pt" fo:font-style="italic" style:font-name-asian="Times New Roman3" style:font-size-asian="14pt" style:font-style-asian="italic" style:font-name-complex="Times New Roman3" style:font-size-complex="14pt"/>
    </style:style>
    <style:style style:name="T57" style:family="text">
      <style:text-properties fo:color="#000000" loext:opacity="100%" style:text-position="sub 58%" style:font-name="Times New Roman1" fo:font-size="14pt" fo:font-style="italic" style:font-name-asian="Times New Roman3" style:font-size-asian="14pt" style:font-style-asian="italic" style:font-name-complex="Times New Roman3" style:font-size-complex="14pt" style:font-style-complex="italic"/>
    </style:style>
    <style:style style:name="T58" style:family="text">
      <style:text-properties fo:color="#000000" loext:opacity="100%" style:text-position="sub 58%" style:font-name="Times New Roman1" fo:font-size="14pt" fo:font-style="italic" fo:font-weight="normal" officeooo:rsid="004a37c3" style:font-name-asian="Times New Roman3" style:font-size-asian="14pt" style:font-style-asian="italic" style:font-weight-asian="normal" style:font-name-complex="Times New Roman3" style:font-size-complex="14pt"/>
    </style:style>
    <style:style style:name="T59" style:family="text">
      <style:text-properties fo:color="#000000" loext:opacity="100%" style:text-position="sub 58%" style:font-name="Times New Roman1" fo:font-style="italic" style:font-style-asian="italic" style:font-name-complex="Times New Roman3"/>
    </style:style>
    <style:style style:name="T60" style:family="text">
      <style:text-properties fo:color="#000000" loext:opacity="100%" style:text-position="sub 58%" fo:font-size="14pt" fo:font-style="italic" style:font-size-asian="14pt" style:font-style-asian="italic" style:font-size-complex="14pt"/>
    </style:style>
    <style:style style:name="T61" style:family="text">
      <style:text-properties fo:color="#000000" loext:opacity="100%" style:font-name="Cambria Math" fo:font-style="italic" style:font-style-asian="italic" style:font-name-complex="Cambria Math1"/>
    </style:style>
    <style:style style:name="T62" style:family="text">
      <style:text-properties officeooo:rsid="00176042"/>
    </style:style>
    <style:style style:name="T63" style:family="text">
      <style:text-properties fo:language="ru" fo:country="MD"/>
    </style:style>
    <style:style style:name="T64" style:family="text">
      <style:text-properties fo:language="ru" fo:country="MD" officeooo:rsid="00176042"/>
    </style:style>
    <style:style style:name="T65" style:family="text">
      <style:text-properties fo:language="ru" fo:country="MD" officeooo:rsid="0017e0f5"/>
    </style:style>
    <style:style style:name="T66" style:family="text">
      <style:text-properties fo:language="ru" fo:country="MD" officeooo:rsid="0018a6eb"/>
    </style:style>
    <style:style style:name="T67" style:family="text">
      <style:text-properties fo:language="ru" fo:country="MD" officeooo:rsid="001a400e"/>
    </style:style>
    <style:style style:name="T68" style:family="text">
      <style:text-properties fo:language="ru" fo:country="MD" officeooo:rsid="00220905"/>
    </style:style>
    <style:style style:name="T69" style:family="text">
      <style:text-properties fo:language="ru" fo:country="MD" officeooo:rsid="00220905" fo:background-color="transparent" loext:char-shading-value="0"/>
    </style:style>
    <style:style style:name="T70" style:family="text">
      <style:text-properties fo:language="ru" fo:country="MD" officeooo:rsid="0022c583"/>
    </style:style>
    <style:style style:name="T71" style:family="text">
      <style:text-properties fo:language="ru" fo:country="MD" officeooo:rsid="0027a718"/>
    </style:style>
    <style:style style:name="T72" style:family="text">
      <style:text-properties fo:language="ru" fo:country="MD" officeooo:rsid="002c1665"/>
    </style:style>
    <style:style style:name="T73" style:family="text">
      <style:text-properties fo:language="ru" fo:country="MD" fo:font-weight="bold" officeooo:rsid="002c1665" style:font-weight-asian="bold"/>
    </style:style>
    <style:style style:name="T74" style:family="text">
      <style:text-properties fo:language="ru" fo:country="MD" fo:font-weight="bold" officeooo:rsid="004d6b81" style:font-weight-asian="bold" style:font-weight-complex="bold"/>
    </style:style>
    <style:style style:name="T75" style:family="text">
      <style:text-properties fo:language="ru" fo:country="MD" fo:font-weight="bold" officeooo:rsid="00499725" style:font-weight-asian="bold" style:font-weight-complex="bold"/>
    </style:style>
    <style:style style:name="T76" style:family="text">
      <style:text-properties fo:language="ru" fo:country="MD" officeooo:rsid="003efda5"/>
    </style:style>
    <style:style style:name="T77" style:family="text">
      <style:text-properties fo:language="ru" fo:country="MD" officeooo:rsid="0044c7ff"/>
    </style:style>
    <style:style style:name="T78" style:family="text">
      <style:text-properties fo:language="ru" fo:country="MD" officeooo:rsid="0048a5e8"/>
    </style:style>
    <style:style style:name="T79" style:family="text">
      <style:text-properties fo:language="ru" fo:country="MD" officeooo:rsid="00499725"/>
    </style:style>
    <style:style style:name="T80" style:family="text">
      <style:text-properties fo:language="ru" fo:country="MD" officeooo:rsid="0056e7a5"/>
    </style:style>
    <style:style style:name="T81" style:family="text">
      <style:text-properties fo:language="ru" fo:country="MD" officeooo:rsid="005e7a8a"/>
    </style:style>
    <style:style style:name="T82" style:family="text">
      <style:text-properties fo:language="ru" fo:country="MD" officeooo:rsid="00616ee1"/>
    </style:style>
    <style:style style:name="T83" style:family="text">
      <style:text-properties officeooo:rsid="001b73a5"/>
    </style:style>
    <style:style style:name="T84" style:family="text">
      <style:text-properties officeooo:rsid="00304370"/>
    </style:style>
    <style:style style:name="T85" style:family="text">
      <style:text-properties officeooo:rsid="003222a3"/>
    </style:style>
    <style:style style:name="T86" style:family="text">
      <style:text-properties officeooo:rsid="00351d91"/>
    </style:style>
    <style:style style:name="T87" style:family="text">
      <style:text-properties officeooo:rsid="00365570"/>
    </style:style>
    <style:style style:name="T88" style:family="text">
      <style:text-properties officeooo:rsid="00381f1f"/>
    </style:style>
    <style:style style:name="T89" style:family="text">
      <style:text-properties officeooo:rsid="0038cc9c"/>
    </style:style>
    <style:style style:name="T90" style:family="text">
      <style:text-properties officeooo:rsid="003ddb40"/>
    </style:style>
    <style:style style:name="T91" style:family="text">
      <style:text-properties officeooo:rsid="003efda5"/>
    </style:style>
    <style:style style:name="T92" style:family="text">
      <style:text-properties officeooo:rsid="0044c7ff"/>
    </style:style>
    <style:style style:name="T93" style:family="text">
      <style:text-properties officeooo:rsid="0046a663"/>
    </style:style>
    <style:style style:name="T94" style:family="text">
      <style:text-properties officeooo:rsid="0056e7a5"/>
    </style:style>
    <style:style style:name="T95" style:family="text">
      <style:text-properties fo:color="#a50021" loext:opacity="100%" style:font-name="Times New Roman1" fo:font-size="14pt" fo:font-style="normal" style:font-name-asian="Times New Roman3" style:font-size-asian="14pt" style:font-style-asian="normal" style:font-name-complex="Times New Roman3" style:font-size-complex="14pt"/>
    </style:style>
    <style:style style:name="T96" style:family="text">
      <style:text-properties fo:color="#a50021" loext:opacity="100%" style:font-name="Times New Roman1" fo:font-size="14pt" fo:language="ru" fo:country="MD" fo:font-style="normal" officeooo:rsid="0057fb99" style:font-name-asian="Times New Roman3" style:font-size-asian="14pt" style:font-style-asian="normal" style:font-name-complex="Times New Roman3" style:font-size-complex="14pt"/>
    </style:style>
    <style:style style:name="T97" style:family="text">
      <style:text-properties fo:color="#a50021" loext:opacity="100%" fo:language="ru" fo:country="RU" officeooo:rsid="004da4dd" style:font-size-complex="14pt"/>
    </style:style>
    <style:style style:name="T98" style:family="text">
      <style:text-properties style:text-position="sub 58%"/>
    </style:style>
    <style:style style:name="T99" style:family="text">
      <style:text-properties style:text-position="sub 58%" fo:font-style="italic" style:font-style-asian="italic" style:font-size-complex="14pt"/>
    </style:style>
    <style:style style:name="T100" style:family="text">
      <style:text-properties style:text-position="sub 58%" officeooo:rsid="005c9d5e"/>
    </style:style>
    <style:style style:name="T101" style:family="text">
      <style:text-properties fo:color="#c00000" loext:opacity="100%"/>
    </style:style>
    <style:style style:name="T102" style:family="text">
      <style:text-properties fo:color="#c00000" loext:opacity="100%" style:font-name="Times New Roman1" fo:font-size="14pt" fo:font-style="normal" style:font-name-asian="Times New Roman3" style:font-size-asian="14pt" style:font-style-asian="normal" style:font-name-complex="Times New Roman3" style:font-size-complex="14pt"/>
    </style:style>
    <style:style style:name="T103" style:family="text">
      <style:text-properties fo:color="#c00000" loext:opacity="100%" style:font-name="Times New Roman1" fo:font-size="14pt" fo:font-style="normal" fo:font-weight="normal" officeooo:rsid="004a37c3" style:font-name-asian="Times New Roman3" style:font-size-asian="14pt" style:font-style-asian="normal" style:font-weight-asian="normal" style:font-name-complex="Times New Roman3" style:font-size-complex="14pt"/>
    </style:style>
    <style:style style:name="T104" style:family="text">
      <style:text-properties fo:color="#c00000" loext:opacity="100%" style:font-name="Times New Roman1" fo:font-size="14pt" fo:font-style="normal" fo:font-weight="normal" officeooo:rsid="004a37c3" style:font-name-asian="Times New Roman3" style:font-size-asian="14pt" style:font-style-asian="normal" style:font-weight-asian="normal" style:font-name-complex="Times New Roman3" style:font-size-complex="14pt" style:font-style-complex="italic"/>
    </style:style>
    <style:style style:name="T105" style:family="text">
      <style:text-properties fo:color="#c00000" loext:opacity="100%" style:font-name="Times New Roman1" style:font-name-complex="Times New Roman3"/>
    </style:style>
    <style:style style:name="T106" style:family="text">
      <style:text-properties fo:color="#c00000" loext:opacity="100%" style:font-size-complex="14pt"/>
    </style:style>
    <style:style style:name="T107" style:family="text">
      <style:text-properties fo:color="#c00000" loext:opacity="100%" fo:font-size="14pt" style:font-size-asian="14pt" style:font-size-complex="14pt"/>
    </style:style>
    <style:style style:name="T108" style:family="text">
      <style:text-properties fo:language="ru" fo:country="RU" fo:font-style="italic" officeooo:rsid="004da4dd" style:font-style-asian="italic" style:font-size-complex="14pt" style:font-style-complex="italic"/>
    </style:style>
    <style:style style:name="T109" style:family="text">
      <style:text-properties fo:language="ru" fo:country="RU" officeooo:rsid="004da4dd" style:font-size-complex="14pt"/>
    </style:style>
    <style:style style:name="T110" style:family="text">
      <style:text-properties fo:language="ru" fo:country="RU" officeooo:rsid="004da4dd" style:font-size-complex="14pt" style:font-style-complex="italic"/>
    </style:style>
    <style:style style:name="T111" style:family="text">
      <style:text-properties fo:font-style="italic" style:font-style-asian="italic" style:font-size-complex="14pt"/>
    </style:style>
    <style:style style:name="T112" style:family="text">
      <style:text-properties style:font-size-complex="14pt"/>
    </style:style>
    <style:style style:name="T113" style:family="text">
      <style:text-properties officeooo:rsid="005804ba" style:font-size-complex="14pt"/>
    </style:style>
    <style:style style:name="T114" style:family="text">
      <style:text-properties style:text-position="0% 100%" officeooo:rsid="005c9d5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2">
          <style:column style:rel-width="32765*" fo:start-indent="0mm" fo:end-indent="6.24mm"/>
          <style:column style:rel-width="32770*" fo:start-indent="6.24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7.52mm" fo:text-indent="-6.35mm" fo:margin-left="27.52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3.87mm" fo:text-indent="-6.35mm" fo:margin-left="33.8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0.22mm" fo:text-indent="-6.35mm" fo:margin-left="40.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6.57mm" fo:text-indent="-6.35mm" fo:margin-left="46.57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2.92mm" fo:text-indent="-6.35mm" fo:margin-left="52.92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9.27mm" fo:text-indent="-6.35mm" fo:margin-left="59.27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5.62mm" fo:text-indent="-6.35mm" fo:margin-left="65.62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1.97mm" fo:text-indent="-6.35mm" fo:margin-left="71.97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8.32mm" fo:text-indent="-6.35mm" fo:margin-left="78.32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4.67mm" fo:text-indent="-6.35mm" fo:margin-left="84.67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02"><text:bookmark text:name="_GoBack"/><text:tab/> <text:s text:c="19"/>Министерство образования Республики Беларусь</text:p>
      <text:p text:style-name="P22"/>
      <text:p text:style-name="P43"><text:s text:c="30"/>Учреждение образования</text:p>
      <text:p text:style-name="P43"><text:s text:c="14"/>«Белорусский государственный университет</text:p>
      <text:p text:style-name="P43"><text:s text:c="22"/>информатики и радиоэлектроники»</text:p>
      <text:p text:style-name="P44"/>
      <text:p text:style-name="P44">Факультет компьютерных систем и сетей</text:p>
      <text:p text:style-name="P43"/>
      <text:p text:style-name="P44">Кафедра электронных вычислительных <text:span text:style-name="T78">средств</text:span></text:p>
      <text:p text:style-name="P43"/>
      <text:p text:style-name="P45">Дисциплина: Арифметические и логические основы</text:p>
      <text:p text:style-name="P39"><text:span text:style-name="T62">цифровых</text:span> <text:span text:style-name="T62">устройств</text:span></text:p>
      <text:p text:style-name="P56"/>
      <text:p text:style-name="P53"/>
      <text:p text:style-name="P53"/>
      <text:p text:style-name="P53"/>
      <text:p text:style-name="P52"/>
      <text:p text:style-name="P23"/>
      <text:p text:style-name="P23"/>
      <text:p text:style-name="P23">ПОЯСНИТЕЛЬНАЯ ЗАПИСКА</text:p>
      <text:p text:style-name="P23">к курсовой работе <text:line-break/>на тему</text:p>
      <text:p text:style-name="P23"/>
      <text:p text:style-name="P30">АНАЛИЗ <text:s/>И СИНТЕЗ ЦИФРОВЫХ УСТРОЙСТВ</text:p>
      <text:p text:style-name="P23"/>
      <text:p text:style-name="P23"/>
      <text:p text:style-name="P52"/>
      <text:p text:style-name="P52"/>
      <text:p text:style-name="P23"/>
      <text:p text:style-name="P23"/>
      <text:p text:style-name="P23"/>
      <text:p text:style-name="P24"/>
      <text:section text:style-name="Sect1" text:name="TextSection">
        <text:p text:style-name="P46">Студент</text:p>
        <text:p text:style-name="P46"/>
        <text:p text:style-name="P46">Руководитель</text:p>
        <text:p text:style-name="P51">А.И. Ефимчик</text:p>
        <text:p text:style-name="P46"/>
        <text:p text:style-name="P47"><text:span text:style-name="T62">Г</text:span>. <text:span text:style-name="T62">Н</text:span>. <text:span text:style-name="T62">Демидович</text:span></text:p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58"/>
      </text:section>
      <text:section text:style-name="Sect2" text:name="Section1">
        <text:p text:style-name="P24"><text:span text:style-name="T70">Минск</text:span> 20<text:span text:style-name="T64">22</text:span></text:p>
        <text:p text:style-name="P59"/>
        <text:p text:style-name="P25">Министерство образования Республики Беларусь</text:p>
        <text:p text:style-name="P25"/>
        <text:p text:style-name="P25">Учреждение образования</text:p>
        <text:p text:style-name="P25">«Белорусский государственный университет <text:line-break/>информатики и радиоэлектроники»</text:p>
        <text:p text:style-name="P25"/>
        <text:p text:style-name="P41">Факультет компьютерных систем и сетей</text:p>
        <text:p text:style-name="P41"/>
        <text:p text:style-name="P41">Кафедра электронных вычислительных <text:span text:style-name="T62">систем</text:span></text:p>
        <text:p text:style-name="P41"/>
        <text:p text:style-name="P76">Дисциплина: Арифметические и логические основы <text:s text:c="74"/></text:p>
        <text:p text:style-name="P40"><text:span text:style-name="T62">ифровых устройств</text:span> <text:s/></text:p>
        <text:p text:style-name="P48"><text:s/></text:p>
        <text:p text:style-name="P54"/>
        <text:p text:style-name="P54"/>
        <text:p text:style-name="P54"/>
        <text:p text:style-name="P54"/>
        <text:p text:style-name="P49"/>
        <text:p text:style-name="P24">ЗАДАНИЕ</text:p>
        <text:p text:style-name="P24"><text:span text:style-name="T67">на курсовую работу</text:span> студента<text:line-break/><text:span text:style-name="T62">Ефимчика Александра Игоревича</text:span></text:p>
        <text:p text:style-name="P24"/>
        <text:list xml:id="list144067138" text:style-name="WWNum15">
          <text:list-item text:start-value="1">
            <text:p text:style-name="P103">Тема <text:span text:style-name="T67">курсовой </text:span>работы: «<text:span text:style-name="T62">Анализ и синтез цифровых устройств</text:span>».</text:p>
          </text:list-item>
          <text:list-item text:style-override="WWNum14">
            <text:p text:style-name="P104">Срок сдачи студентом законченной работы: <text:s/><text:span text:style-name="T2">23 </text:span><text:span text:style-name="T69">мая </text:span><text:span text:style-name="T2">2022</text:span></text:p>
          </text:list-item>
          <text:list-item text:style-override="WWNum14">
            <text:p text:style-name="P104">Исходные данные к работе:</text:p>
            <text:list text:style-name="WWNum14">
              <text:list-item>
                <text:p text:style-name="P105">Представить алгоритм и выполнить <text:span text:style-name="T83">у</text:span><text:span text:style-name="T17">множение </text:span><text:span text:style-name="T18">чисел</text:span><text:span text:style-name="T17"> 14 × 7 </text:span><text:span text:style-name="T18">с фиксированной</text:span> в двоичной форме, заданными в десятичной форме<text:span text:style-name="T18">.</text:span></text:p>
              </text:list-item>
              <text:list-item>
                <text:p text:style-name="P105"><text:span text:style-name="T18">Минимизировать логическую функцию </text:span><text:span text:style-name="T18"><draw:frame draw:style-name="fr1" draw:name="Object456" text:anchor-type="as-char" svg:y="-3.77mm" svg:width="78.42mm" svg:height="4.67mm" draw:z-index="0"><draw:object xlink:href="./Object 456" xlink:type="simple" xlink:show="embed" xlink:actuate="onLoad"/><draw:image xlink:href="./ObjectReplacements/Object 456" xlink:type="simple" xlink:show="embed" xlink:actuate="onLoad"/><svg:desc>formula</svg:desc></draw:frame></text:span><text:span text:style-name="T18">, представленную в дизъюнктивной нормальной форме и содержащую конъюнктивные термы, одним из следующих методов - Квайна или Карно. </text:span></text:p>
              </text:list-item>
              <text:list-item>
                <text:p text:style-name="P106">Синтезировать комбинационную схему цифрового устройства в соответствии с индивидуальным заданием на КР. На входы шифратора: 1, 2, 3. 4, 5 в различные моменты времени может поступать сигнал (импульс), соответствующий такому же десятичному числу. Задать в табличной форме функцию переходов и синтезировать комбинационную схему шифратора с выходным сигналом в виде 3-х разрядных позиционных двоичных кодов, соответствующих номерам входов шифратора.</text:p>
              </text:list-item>
              <text:list-item>
                <text:p text:style-name="P106">Кратко раскрыть понятие абстрактного цифрового автомата, способы его представления и описания работы. </text:p>
                <text:p text:style-name="P106">Привести обобщенную структурную схему автомата Мура. Пояснить векторное представление абстрактного автомата: <text:soft-page-break/>описание входов/выходов, начального состояния, функций переходов и функций выходов, состояний памяти. Пояснить способ табличного представления работы автомата и в виде графа автомата. </text:p>
              </text:list-item>
              <text:list-item>
                <text:p text:style-name="P105">Синтезировать структурную схему синхронного цифрового автомата Мура с входом в виде меандровой последовательности, 4-я состояниями памяти и двумя выходами, включающими: на первом выходе автомата состояния памяти на первом и третьем шаге (интервале времени), на втором выходе – на втором и четвертом шаге (интервале времени) работы автомата в цикле.</text:p>
              </text:list-item>
            </text:list>
          </text:list-item>
        </text:list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B"/>
          <table:table-column table:style-name="Table27.E"/>
          <table:table-row table:style-name="TableLine2462873353984">
            <table:table-cell table:style-name="Table27.A1" office:value-type="string">
              <text:p text:style-name="P5">Исходное состояние памяти автомата</text:p>
            </table:table-cell>
            <table:table-cell table:style-name="Table27.B1" table:number-columns-spanned="4" office:value-type="string">
              <text:p text:style-name="P5">Состояния памяти автомата в каждом очередном такте поступления синхросигнала </text:p>
            </table:table-cell>
            <table:covered-table-cell/>
            <table:covered-table-cell/>
            <table:covered-table-cell/>
          </table:table-row>
          <table:table-row table:style-name="TableLine2462873365504">
            <table:table-cell table:style-name="Table27.A2" office:value-type="string">
              <text:p text:style-name="P4">0 0</text:p>
            </table:table-cell>
            <table:table-cell table:style-name="Table27.A2" office:value-type="string">
              <text:p text:style-name="P4">1 1</text:p>
            </table:table-cell>
            <table:table-cell table:style-name="Table27.A2" office:value-type="string">
              <text:p text:style-name="P4">01</text:p>
            </table:table-cell>
            <table:table-cell table:style-name="Table27.A2" office:value-type="string">
              <text:p text:style-name="P4">1 0</text:p>
            </table:table-cell>
            <table:table-cell table:style-name="Table27.E2" office:value-type="string">
              <text:p text:style-name="P4">0 0</text:p>
            </table:table-cell>
          </table:table-row>
        </table:table>
        <text:p text:style-name="P57"/>
        <text:list xml:id="list120330379563814" text:continue-list="list144067138" text:style-name="WWNum14">
          <text:list-item>
            <text:p text:style-name="P104">Содержание пояснительной записки (перечень подлежащих разработке вопросов):</text:p>
          </text:list-item>
        </text:list>
        <text:p text:style-name="P50">Введение. 1. Разработка алгоритм умножения. 2. Разработка структурной схемы сумматора-умножителя. 3. Разработка функциональных схем основных узлов сумматора-умножителя. 4. Синтез комбинационных схем устройств на основе мультиплексоров. 5. Оценка результатов разработки. Заключение. Список литературы.</text:p>
        <text:p text:style-name="P55"/>
        <text:p text:style-name="основной_20_гост"/>
        <text:p text:style-name="P22">КАЛЕНДАРНЫЙ ПЛАН</text:p>
        <text:p text:style-name="основной_20_гост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2">Наименование этапов курсовой работы</text:p>
            </table:table-cell>
            <table:table-cell table:style-name="Table1.A1" office:value-type="string">
              <text:p text:style-name="P12">Объём этапа, %</text:p>
            </table:table-cell>
            <table:table-cell table:style-name="Table1.A1" office:value-type="string">
              <text:p text:style-name="P12">Срок выполнения этапа</text:p>
            </table:table-cell>
            <table:table-cell table:style-name="Table1.A1" office:value-type="string">
              <text:p text:style-name="P12">Примечания</text:p>
            </table:table-cell>
          </table:table-row>
          <table:table-row table:style-name="Table1.1">
            <table:table-cell table:style-name="Table1.A2" office:value-type="string">
              <text:p text:style-name="P33">Введение, раздел 1</text:p>
            </table:table-cell>
            <table:table-cell table:style-name="Table1.B2" office:value-type="string">
              <text:p text:style-name="P12">10</text:p>
            </table:table-cell>
            <table:table-cell table:style-name="Table1.C2" office:value-type="string">
              <text:p text:style-name="P3">01.03 <text:span text:style-name="T34">– </text:span>14.03</text:p>
            </table:table-cell>
            <table:table-cell table:style-name="Table1.D2" office:value-type="string">
              <text:p text:style-name="P11"/>
            </table:table-cell>
          </table:table-row>
          <table:table-row table:style-name="Table1.1">
            <table:table-cell table:style-name="Table1.A3" office:value-type="string">
              <text:p text:style-name="P33">Раздел 2</text:p>
            </table:table-cell>
            <table:table-cell table:style-name="Table1.B3" office:value-type="string">
              <text:p text:style-name="P3">15</text:p>
            </table:table-cell>
            <table:table-cell table:style-name="Table1.C3" office:value-type="string">
              <text:p text:style-name="P3">15.03 <text:span text:style-name="T34">– </text:span>31.03</text:p>
            </table:table-cell>
            <table:table-cell table:style-name="Table1.D3" office:value-type="string">
              <text:p text:style-name="P11"/>
            </table:table-cell>
          </table:table-row>
          <table:table-row table:style-name="Table1.1">
            <table:table-cell table:style-name="Table1.A4" office:value-type="string">
              <text:p text:style-name="P32">Раздел 4</text:p>
            </table:table-cell>
            <table:table-cell table:style-name="Table1.B4" office:value-type="string">
              <text:p text:style-name="P3">15</text:p>
            </table:table-cell>
            <table:table-cell table:style-name="Table1.C4" office:value-type="string">
              <text:p text:style-name="P3">01.04 <text:span text:style-name="T34">– </text:span>14.04</text:p>
            </table:table-cell>
            <table:table-cell table:style-name="Table1.D4" office:value-type="string">
              <text:p text:style-name="P11"/>
            </table:table-cell>
          </table:table-row>
          <table:table-row table:style-name="Table1.1">
            <table:table-cell table:style-name="Table1.A5" office:value-type="string">
              <text:p text:style-name="P32">Раздел 5</text:p>
            </table:table-cell>
            <table:table-cell table:style-name="Table1.B5" office:value-type="string">
              <text:p text:style-name="P3">15</text:p>
            </table:table-cell>
            <table:table-cell table:style-name="Table1.C5" office:value-type="string">
              <text:p text:style-name="P3">15.04 <text:span text:style-name="T34">– </text:span>01.05</text:p>
            </table:table-cell>
            <table:table-cell table:style-name="Table1.D5" office:value-type="string">
              <text:p text:style-name="P11"/>
            </table:table-cell>
          </table:table-row>
          <table:table-row table:style-name="Table1.1">
            <table:table-cell table:style-name="Table1.A6" office:value-type="string">
              <text:p text:style-name="P32">Заключение</text:p>
            </table:table-cell>
            <table:table-cell table:style-name="Table1.B6" office:value-type="string">
              <text:p text:style-name="P3"/>
            </table:table-cell>
            <table:table-cell table:style-name="Table1.C6" office:value-type="string">
              <text:p text:style-name="P3">02.04 <text:span text:style-name="T34">– </text:span>16.05</text:p>
            </table:table-cell>
            <table:table-cell table:style-name="Table1.D6" office:value-type="string">
              <text:p text:style-name="P11"/>
            </table:table-cell>
          </table:table-row>
          <table:table-row table:style-name="Table1.1">
            <table:table-cell table:style-name="Table1.A7" office:value-type="string">
              <text:p text:style-name="P32">Оформление пояснительной записки </text:p>
            </table:table-cell>
            <table:table-cell table:style-name="Table1.B7" office:value-type="string">
              <text:p text:style-name="P3">20</text:p>
            </table:table-cell>
            <table:table-cell table:style-name="Table1.C7" office:value-type="string">
              <text:p text:style-name="P3">17.05 <text:span text:style-name="T34">– </text:span>22.05</text:p>
            </table:table-cell>
            <table:table-cell table:style-name="Table1.D7" office:value-type="string">
              <text:p text:style-name="P11"/>
            </table:table-cell>
          </table:table-row>
          <table:table-row table:style-name="Table1.1">
            <table:table-cell table:style-name="Table1.A8" office:value-type="string">
              <text:p text:style-name="P32"/>
            </table:table-cell>
            <table:table-cell table:style-name="Table1.B8" office:value-type="string">
              <text:p text:style-name="P12"/>
            </table:table-cell>
            <table:table-cell table:style-name="Table1.C8" office:value-type="string">
              <text:p text:style-name="P2"/>
            </table:table-cell>
            <table:table-cell table:style-name="Table1.D8" office:value-type="string">
              <text:p text:style-name="P11"/>
            </table:table-cell>
          </table:table-row>
          <table:table-row table:style-name="Table1.1">
            <table:table-cell table:style-name="Table1.A9" office:value-type="string">
              <text:p text:style-name="P32">Защита курсовой работы</text:p>
            </table:table-cell>
            <table:table-cell table:style-name="Table1.B9" office:value-type="string">
              <text:p text:style-name="P12"/>
            </table:table-cell>
            <table:table-cell table:style-name="Table1.C9" office:value-type="string">
              <text:p text:style-name="P3">23<text:span text:style-name="T63">.</text:span>05 <text:span text:style-name="T34">– </text:span>30.05</text:p>
            </table:table-cell>
            <table:table-cell table:style-name="Table1.D9" office:value-type="string">
              <text:p text:style-name="P11"/>
            </table:table-cell>
          </table:table-row>
        </table:table>
        <text:p text:style-name="P49"/>
        <text:p text:style-name="P43"><text:soft-page-break/>Дата выдачи задания: <text:span text:style-name="T3">18</text:span><text:span text:style-name="T65"> </text:span><text:span text:style-name="T3">ф</text:span><text:span text:style-name="T68">евраля</text:span><text:span text:style-name="T65"> </text:span>20<text:span text:style-name="T1">22</text:span> г.</text:p>
        <text:p text:style-name="P43"/>
      </text:section>
      <text:section text:style-name="Sect1" text:name="Section2">
        <text:p text:style-name="P43">Руководитель</text:p>
        <text:p text:style-name="P43"><text:span text:style-name="T66">Г</text:span>. <text:span text:style-name="T66">Н</text:span>. <text:span text:style-name="T66">Демидович</text:span></text:p>
      </text:section>
      <text:section text:style-name="Sect2" text:name="Section3">
        <text:p text:style-name="P43"/>
        <text:p text:style-name="P43">ЗАДАНИЕ ПРИНЯЛ К ИСПОЛНЕНИЮ<text:tab/><text:tab/>__________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8.47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4.23mm" fo:margin-bottom="0mm" style:contextual-spacing="false" fo:line-height="100%" fo:keep-together="always" fo:keep-with-next="always"/>
      <style:text-properties fo:text-transform="uppercase" style:font-name="Times New Roman2" fo:font-family="'Times New Roman'" style:font-family-generic="swiss" style:font-pitch="variable" fo:font-size="14pt" style:font-size-asian="14pt" style:font-size-complex="16pt"/>
    </style:style>
    <style:style style:name="Heading_20_4" style:display-name="Heading 4" style:family="paragraph" style:parent-style-name="Heading" style:next-style-name="Text_20_body_20__28_user_29_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_20__28_user_29_" style:default-outline-level="5" style:list-style-name="" style:class="text">
      <style:paragraph-properties fo:margin-top="2.12mm" fo:margin-bottom="1.06mm" style:contextual-spacing="false"/>
      <style:text-properties style:font-name="Liberation Serif1" fo:font-family="'Liberation Serif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Standard_20__28_user_29_" style:display-name="Standard (user)" style:family="paragraph">
      <style:paragraph-properties fo:margin-top="0mm" fo:margin-bottom="2.82mm" style:contextual-spacing="false" fo:line-height="108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mm" fo:margin-bottom="2.47mm" style:contextual-spacing="false" fo:line-height="115%"/>
    </style:style>
    <style:style style:name="caption" style:family="paragraph" style:parent-style-name="Standard_20__28_user_29_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основной_20_гост" style:display-name="основной гост" style:family="paragraph" style:parent-style-name="Standard_20__28_user_29_">
      <style:paragraph-properties fo:margin-left="0mm" fo:margin-right="0mm" fo:margin-top="0mm" fo:margin-bottom="0mm" style:contextual-spacing="false" fo:line-height="100%" fo:text-align="justify" style:justify-single-word="false" fo:text-indent="12.51mm" style:auto-text-indent="false"/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itle" style:family="paragraph" style:parent-style-name="Standard_20__28_user_29_" style:class="chapter">
      <style:paragraph-properties fo:margin-top="0mm" fo:margin-bottom="0mm" style:contextual-spacing="false" fo:line-height="100%"/>
      <style:text-properties style:font-name="Calibri Light" fo:font-family="'Calibri Light'" style:font-family-generic="roman" style:font-pitch="variable" fo:font-size="28pt" fo:letter-spacing="-0.18mm" style:letter-kerning="true" style:font-size-asian="28pt" style:font-size-complex="28pt"/>
    </style:style>
    <style:style style:name="раздел_20_гост" style:display-name="раздел гост" style:family="paragraph" style:parent-style-name="Title">
      <style:paragraph-properties fo:text-align="justify" style:justify-single-word="false"/>
      <style:text-properties fo:text-transform="uppercase" style:font-name="Times New Roman1" fo:font-family="'Times New Roman'" style:font-family-generic="roman" style:font-pitch="variable"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Subtitle" style:family="paragraph" style:parent-style-name="Standard_20__28_user_29_" style:class="chapter">
      <style:text-properties fo:color="#5a5a5a" loext:opacity="100%" fo:letter-spacing="0.26mm"/>
    </style:style>
    <style:style style:name="подраздел_20_гост" style:display-name="подраздел гост" style:family="paragraph" style:parent-style-name="Subtitle">
      <style:paragraph-properties fo:margin-left="18.84mm" fo:margin-right="0mm" fo:text-align="justify" style:justify-single-word="false" fo:text-indent="0mm" style:auto-text-indent="false"/>
      <style:text-properties style:font-name="Times New Roman1" fo:font-family="'Times New Roman'" style:font-family-generic="roman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text-properties style:language-asian="ru" style:country-asian="RU"/>
    </style:style>
    <style:style style:name="Contents_20_2" style:display-name="Contents 2" style:family="paragraph" style:parent-style-name="Standard_20__28_user_29_" style:auto-update="true" style:class="index">
      <style:paragraph-properties fo:margin-left="3.88mm" fo:margin-right="0mm" fo:margin-top="0mm" fo:margin-bottom="1.76mm" style:contextual-spacing="false" fo:text-indent="0mm" style:auto-text-indent="false"/>
      <style:text-properties style:language-asian="ru" style:country-asian="RU" style:font-name-complex="Times New Roman3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_20__28_user_29_" style:auto-update="true" style:class="index" style:master-page-name="">
      <loext:graphic-properties draw:fill="none" draw:fill-color="#729fcf"/>
      <style:paragraph-properties fo:margin-left="0mm" fo:margin-right="1.5mm" fo:margin-top="0mm" fo:margin-bottom="1.76mm" style:contextual-spacing="false" fo:line-height="108%" fo:text-align="start" style:justify-single-word="false" fo:orphans="2" fo:widows="2" fo:hyphenation-ladder-count="no-limit" fo:text-indent="0mm" style:auto-text-indent="false" style:page-number="auto" fo:background-color="transparent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fo:font-size="14pt" style:font-size-asian="14pt" style:language-asian="ru" style:country-asian="RU" style:font-name-complex="Times New Roman3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_20__28_user_29_" style:auto-update="true" style:class="index">
      <style:paragraph-properties fo:margin-left="7.76mm" fo:margin-right="0mm" fo:margin-top="0mm" fo:margin-bottom="1.76mm" style:contextual-spacing="false" fo:text-indent="0mm" style:auto-text-indent="false"/>
      <style:text-properties style:language-asian="ru" style:country-asian="RU" style:font-name-complex="Times New Roman3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_20__28_user_29_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>
      <style:paragraph-properties fo:margin-top="0mm" fo:margin-bottom="0mm" style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_20__28_user_29_">
      <style:paragraph-properties fo:margin-left="12.7mm" fo:margin-right="0mm" fo:text-indent="0mm" style:auto-text-indent="false"/>
    </style:style>
    <style:style style:name="рисунок" style:family="paragraph" style:parent-style-name="основной_20_гост">
      <style:paragraph-properties fo:margin-left="0mm" fo:margin-right="0mm" fo:text-align="center" style:justify-single-word="false" fo:text-indent="0mm" style:auto-text-indent="false"/>
      <style:text-properties style:font-name-asian="Calibri1" style:font-family-asian="Calibri" style:font-family-generic-asian="system" style:font-pitch-asian="variable"/>
    </style:style>
    <style:style style:name="таблица" style:family="paragraph" style:parent-style-name="основной_20_гост">
      <style:paragraph-properties fo:margin-left="0mm" fo:margin-right="0mm" fo:text-indent="0mm" style:auto-text-indent="false"/>
      <style:text-properties fo:language="en" fo:country="US" style:font-name-asian="Calibri1" style:font-family-asian="Calibri" style:font-family-generic-asian="system" style:font-pitch-asian="variable" style:font-size-complex="14pt"/>
    </style:style>
    <style:style style:name="Plain_20_Text" style:display-name="Plain Text" style:family="paragraph" style:parent-style-name="Standard_20__28_user_29_">
      <style:paragraph-properties fo:margin-top="0mm" fo:margin-bottom="0mm" style:contextual-spacing="false" fo:line-height="100%"/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mm" fo:margin-bottom="0mm" style:contextual-spacing="false" fo:text-align="start" style:justify-single-word="false" fo:orphans="2" fo:widows="2" fo:hyphenation-ladder-count="no-limit" style:vertical-align="baseline" style:writing-mode="lr-tb"/>
      <style:text-properties style:font-name-complex="Times New Roman3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Preformatted_20_Text" style:display-name="Preformatted Text" style:family="paragraph" style:parent-style-name="Standard_20__28_user_29_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Рисунок" style:family="paragraph" style:parent-style-name="Caption">
      <style:paragraph-properties fo:text-align="center" style:justify-single-word="false"/>
      <style:text-properties style:font-name="Times New Roman1" fo:font-family="'Times New Roman'" style:font-family-generic="roman" style:font-pitch="variable" fo:font-style="normal" style:font-style-asian="normal" style:font-style-complex="normal"/>
    </style:style>
    <style:style style:name="Таблица" style:family="paragraph" style:parent-style-name="Caption"/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1" style:display-name="master-page32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_7e_LT_7e_Hintergrund" style:display-name="master-page3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Gliederung_20_1" style:display-name="master-page103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Gliederung_20_2" style:display-name="master-page1030~LT~Gliederung 2" style:family="paragraph" style:parent-style-name="master-page103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30_7e_LT_7e_Gliederung_20_3" style:display-name="master-page1030~LT~Gliederung 3" style:family="paragraph" style:parent-style-name="master-page103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30_7e_LT_7e_Gliederung_20_4" style:display-name="master-page1030~LT~Gliederung 4" style:family="paragraph" style:parent-style-name="master-page103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5" style:display-name="master-page1030~LT~Gliederung 5" style:family="paragraph" style:parent-style-name="master-page103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6" style:display-name="master-page1030~LT~Gliederung 6" style:family="paragraph" style:parent-style-name="master-page103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7" style:display-name="master-page1030~LT~Gliederung 7" style:family="paragraph" style:parent-style-name="master-page103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8" style:display-name="master-page1030~LT~Gliederung 8" style:family="paragraph" style:parent-style-name="master-page103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9" style:display-name="master-page1030~LT~Gliederung 9" style:family="paragraph" style:parent-style-name="master-page103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Titel" style:display-name="master-page103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Untertitel" style:display-name="master-page103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Notizen" style:display-name="master-page103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Hintergrundobjekte" style:display-name="master-page103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Hintergrund" style:display-name="master-page103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Gliederung_20_1" style:display-name="master-page380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Gliederung_20_2" style:display-name="master-page3804~LT~Gliederung 2" style:family="paragraph" style:parent-style-name="master-page380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04_7e_LT_7e_Gliederung_20_3" style:display-name="master-page3804~LT~Gliederung 3" style:family="paragraph" style:parent-style-name="master-page380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04_7e_LT_7e_Gliederung_20_4" style:display-name="master-page3804~LT~Gliederung 4" style:family="paragraph" style:parent-style-name="master-page380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5" style:display-name="master-page3804~LT~Gliederung 5" style:family="paragraph" style:parent-style-name="master-page380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6" style:display-name="master-page3804~LT~Gliederung 6" style:family="paragraph" style:parent-style-name="master-page380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7" style:display-name="master-page3804~LT~Gliederung 7" style:family="paragraph" style:parent-style-name="master-page380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8" style:display-name="master-page3804~LT~Gliederung 8" style:family="paragraph" style:parent-style-name="master-page380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9" style:display-name="master-page3804~LT~Gliederung 9" style:family="paragraph" style:parent-style-name="master-page380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Titel" style:display-name="master-page380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Untertitel" style:display-name="master-page380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Notizen" style:display-name="master-page380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Hintergrundobjekte" style:display-name="master-page380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Hintergrund" style:display-name="master-page380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Gliederung_20_1" style:display-name="master-page5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Gliederung_20_2" style:display-name="master-page53~LT~Gliederung 2" style:family="paragraph" style:parent-style-name="master-page5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3_7e_LT_7e_Gliederung_20_3" style:display-name="master-page53~LT~Gliederung 3" style:family="paragraph" style:parent-style-name="master-page5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3_7e_LT_7e_Gliederung_20_4" style:display-name="master-page53~LT~Gliederung 4" style:family="paragraph" style:parent-style-name="master-page5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5" style:display-name="master-page53~LT~Gliederung 5" style:family="paragraph" style:parent-style-name="master-page5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6" style:display-name="master-page53~LT~Gliederung 6" style:family="paragraph" style:parent-style-name="master-page5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7" style:display-name="master-page53~LT~Gliederung 7" style:family="paragraph" style:parent-style-name="master-page5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8" style:display-name="master-page53~LT~Gliederung 8" style:family="paragraph" style:parent-style-name="master-page5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9" style:display-name="master-page53~LT~Gliederung 9" style:family="paragraph" style:parent-style-name="master-page5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Titel" style:display-name="master-page5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Untertitel" style:display-name="master-page5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Notizen" style:display-name="master-page5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Hintergrundobjekte" style:display-name="master-page5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Hintergrund" style:display-name="master-page5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Gliederung_20_1" style:display-name="master-page66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Gliederung_20_2" style:display-name="master-page66~LT~Gliederung 2" style:family="paragraph" style:parent-style-name="master-page66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6_7e_LT_7e_Gliederung_20_3" style:display-name="master-page66~LT~Gliederung 3" style:family="paragraph" style:parent-style-name="master-page66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6_7e_LT_7e_Gliederung_20_4" style:display-name="master-page66~LT~Gliederung 4" style:family="paragraph" style:parent-style-name="master-page66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5" style:display-name="master-page66~LT~Gliederung 5" style:family="paragraph" style:parent-style-name="master-page66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6" style:display-name="master-page66~LT~Gliederung 6" style:family="paragraph" style:parent-style-name="master-page66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7" style:display-name="master-page66~LT~Gliederung 7" style:family="paragraph" style:parent-style-name="master-page66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8" style:display-name="master-page66~LT~Gliederung 8" style:family="paragraph" style:parent-style-name="master-page66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9" style:display-name="master-page66~LT~Gliederung 9" style:family="paragraph" style:parent-style-name="master-page66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Titel" style:display-name="master-page6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Untertitel" style:display-name="master-page6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Notizen" style:display-name="master-page66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Hintergrundobjekte" style:display-name="master-page6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Hintergrund" style:display-name="master-page6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Gliederung_20_1" style:display-name="master-page7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Gliederung_20_2" style:display-name="master-page75~LT~Gliederung 2" style:family="paragraph" style:parent-style-name="master-page7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5_7e_LT_7e_Gliederung_20_3" style:display-name="master-page75~LT~Gliederung 3" style:family="paragraph" style:parent-style-name="master-page7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5_7e_LT_7e_Gliederung_20_4" style:display-name="master-page75~LT~Gliederung 4" style:family="paragraph" style:parent-style-name="master-page7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5" style:display-name="master-page75~LT~Gliederung 5" style:family="paragraph" style:parent-style-name="master-page7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6" style:display-name="master-page75~LT~Gliederung 6" style:family="paragraph" style:parent-style-name="master-page7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7" style:display-name="master-page75~LT~Gliederung 7" style:family="paragraph" style:parent-style-name="master-page7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8" style:display-name="master-page75~LT~Gliederung 8" style:family="paragraph" style:parent-style-name="master-page7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9" style:display-name="master-page75~LT~Gliederung 9" style:family="paragraph" style:parent-style-name="master-page7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Titel" style:display-name="master-page7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Untertitel" style:display-name="master-page7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Notizen" style:display-name="master-page7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Hintergrundobjekte" style:display-name="master-page7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Hintergrund" style:display-name="master-page7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Gliederung_20_1" style:display-name="master-page5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Gliederung_20_2" style:display-name="master-page570~LT~Gliederung 2" style:family="paragraph" style:parent-style-name="master-page5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70_7e_LT_7e_Gliederung_20_3" style:display-name="master-page570~LT~Gliederung 3" style:family="paragraph" style:parent-style-name="master-page5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70_7e_LT_7e_Gliederung_20_4" style:display-name="master-page570~LT~Gliederung 4" style:family="paragraph" style:parent-style-name="master-page5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5" style:display-name="master-page570~LT~Gliederung 5" style:family="paragraph" style:parent-style-name="master-page5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6" style:display-name="master-page570~LT~Gliederung 6" style:family="paragraph" style:parent-style-name="master-page5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7" style:display-name="master-page570~LT~Gliederung 7" style:family="paragraph" style:parent-style-name="master-page5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8" style:display-name="master-page570~LT~Gliederung 8" style:family="paragraph" style:parent-style-name="master-page5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9" style:display-name="master-page570~LT~Gliederung 9" style:family="paragraph" style:parent-style-name="master-page5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Titel" style:display-name="master-page5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Untertitel" style:display-name="master-page5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Notizen" style:display-name="master-page5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Hintergrundobjekte" style:display-name="master-page5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Hintergrund" style:display-name="master-page5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Gliederung_20_1" style:display-name="master-page78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Gliederung_20_2" style:display-name="master-page783~LT~Gliederung 2" style:family="paragraph" style:parent-style-name="master-page78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83_7e_LT_7e_Gliederung_20_3" style:display-name="master-page783~LT~Gliederung 3" style:family="paragraph" style:parent-style-name="master-page78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83_7e_LT_7e_Gliederung_20_4" style:display-name="master-page783~LT~Gliederung 4" style:family="paragraph" style:parent-style-name="master-page78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5" style:display-name="master-page783~LT~Gliederung 5" style:family="paragraph" style:parent-style-name="master-page78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6" style:display-name="master-page783~LT~Gliederung 6" style:family="paragraph" style:parent-style-name="master-page78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7" style:display-name="master-page783~LT~Gliederung 7" style:family="paragraph" style:parent-style-name="master-page78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8" style:display-name="master-page783~LT~Gliederung 8" style:family="paragraph" style:parent-style-name="master-page78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9" style:display-name="master-page783~LT~Gliederung 9" style:family="paragraph" style:parent-style-name="master-page78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Titel" style:display-name="master-page78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Untertitel" style:display-name="master-page78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Notizen" style:display-name="master-page78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Hintergrundobjekte" style:display-name="master-page78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Hintergrund" style:display-name="master-page78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Gliederung_20_1" style:display-name="master-page61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Gliederung_20_2" style:display-name="master-page6170~LT~Gliederung 2" style:family="paragraph" style:parent-style-name="master-page61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170_7e_LT_7e_Gliederung_20_3" style:display-name="master-page6170~LT~Gliederung 3" style:family="paragraph" style:parent-style-name="master-page61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170_7e_LT_7e_Gliederung_20_4" style:display-name="master-page6170~LT~Gliederung 4" style:family="paragraph" style:parent-style-name="master-page61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5" style:display-name="master-page6170~LT~Gliederung 5" style:family="paragraph" style:parent-style-name="master-page61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6" style:display-name="master-page6170~LT~Gliederung 6" style:family="paragraph" style:parent-style-name="master-page61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7" style:display-name="master-page6170~LT~Gliederung 7" style:family="paragraph" style:parent-style-name="master-page61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8" style:display-name="master-page6170~LT~Gliederung 8" style:family="paragraph" style:parent-style-name="master-page61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9" style:display-name="master-page6170~LT~Gliederung 9" style:family="paragraph" style:parent-style-name="master-page61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Titel" style:display-name="master-page61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Untertitel" style:display-name="master-page61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Notizen" style:display-name="master-page61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Hintergrundobjekte" style:display-name="master-page61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Hintergrund" style:display-name="master-page61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Gliederung_20_1" style:display-name="master-page1591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Gliederung_20_2" style:display-name="master-page1591~LT~Gliederung 2" style:family="paragraph" style:parent-style-name="master-page1591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91_7e_LT_7e_Gliederung_20_3" style:display-name="master-page1591~LT~Gliederung 3" style:family="paragraph" style:parent-style-name="master-page1591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91_7e_LT_7e_Gliederung_20_4" style:display-name="master-page1591~LT~Gliederung 4" style:family="paragraph" style:parent-style-name="master-page1591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5" style:display-name="master-page1591~LT~Gliederung 5" style:family="paragraph" style:parent-style-name="master-page1591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6" style:display-name="master-page1591~LT~Gliederung 6" style:family="paragraph" style:parent-style-name="master-page1591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7" style:display-name="master-page1591~LT~Gliederung 7" style:family="paragraph" style:parent-style-name="master-page1591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8" style:display-name="master-page1591~LT~Gliederung 8" style:family="paragraph" style:parent-style-name="master-page1591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9" style:display-name="master-page1591~LT~Gliederung 9" style:family="paragraph" style:parent-style-name="master-page1591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Titel" style:display-name="master-page159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Untertitel" style:display-name="master-page159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Notizen" style:display-name="master-page1591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Hintergrundobjekte" style:display-name="master-page159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Hintergrund" style:display-name="master-page159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Gliederung_20_1" style:display-name="master-page18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Gliederung_20_2" style:display-name="master-page1840~LT~Gliederung 2" style:family="paragraph" style:parent-style-name="master-page18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40_7e_LT_7e_Gliederung_20_3" style:display-name="master-page1840~LT~Gliederung 3" style:family="paragraph" style:parent-style-name="master-page18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40_7e_LT_7e_Gliederung_20_4" style:display-name="master-page1840~LT~Gliederung 4" style:family="paragraph" style:parent-style-name="master-page18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5" style:display-name="master-page1840~LT~Gliederung 5" style:family="paragraph" style:parent-style-name="master-page18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6" style:display-name="master-page1840~LT~Gliederung 6" style:family="paragraph" style:parent-style-name="master-page18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7" style:display-name="master-page1840~LT~Gliederung 7" style:family="paragraph" style:parent-style-name="master-page18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8" style:display-name="master-page1840~LT~Gliederung 8" style:family="paragraph" style:parent-style-name="master-page18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9" style:display-name="master-page1840~LT~Gliederung 9" style:family="paragraph" style:parent-style-name="master-page18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Titel" style:display-name="master-page18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Untertitel" style:display-name="master-page18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Notizen" style:display-name="master-page18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Hintergrundobjekte" style:display-name="master-page18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Hintergrund" style:display-name="master-page18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Gliederung_20_1" style:display-name="master-page3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Gliederung_20_2" style:display-name="master-page3537~LT~Gliederung 2" style:family="paragraph" style:parent-style-name="master-page3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537_7e_LT_7e_Gliederung_20_3" style:display-name="master-page3537~LT~Gliederung 3" style:family="paragraph" style:parent-style-name="master-page3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537_7e_LT_7e_Gliederung_20_4" style:display-name="master-page3537~LT~Gliederung 4" style:family="paragraph" style:parent-style-name="master-page3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5" style:display-name="master-page3537~LT~Gliederung 5" style:family="paragraph" style:parent-style-name="master-page3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6" style:display-name="master-page3537~LT~Gliederung 6" style:family="paragraph" style:parent-style-name="master-page3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7" style:display-name="master-page3537~LT~Gliederung 7" style:family="paragraph" style:parent-style-name="master-page3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8" style:display-name="master-page3537~LT~Gliederung 8" style:family="paragraph" style:parent-style-name="master-page3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9" style:display-name="master-page3537~LT~Gliederung 9" style:family="paragraph" style:parent-style-name="master-page3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Titel" style:display-name="master-page3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Untertitel" style:display-name="master-page3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Notizen" style:display-name="master-page3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Hintergrundobjekte" style:display-name="master-page3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Hintergrund" style:display-name="master-page3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Gliederung_20_1" style:display-name="master-page26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Gliederung_20_2" style:display-name="master-page2640~LT~Gliederung 2" style:family="paragraph" style:parent-style-name="master-page26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40_7e_LT_7e_Gliederung_20_3" style:display-name="master-page2640~LT~Gliederung 3" style:family="paragraph" style:parent-style-name="master-page26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40_7e_LT_7e_Gliederung_20_4" style:display-name="master-page2640~LT~Gliederung 4" style:family="paragraph" style:parent-style-name="master-page26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5" style:display-name="master-page2640~LT~Gliederung 5" style:family="paragraph" style:parent-style-name="master-page26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6" style:display-name="master-page2640~LT~Gliederung 6" style:family="paragraph" style:parent-style-name="master-page26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7" style:display-name="master-page2640~LT~Gliederung 7" style:family="paragraph" style:parent-style-name="master-page26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8" style:display-name="master-page2640~LT~Gliederung 8" style:family="paragraph" style:parent-style-name="master-page26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9" style:display-name="master-page2640~LT~Gliederung 9" style:family="paragraph" style:parent-style-name="master-page26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Titel" style:display-name="master-page26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Untertitel" style:display-name="master-page26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Notizen" style:display-name="master-page26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Hintergrundobjekte" style:display-name="master-page26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Hintergrund" style:display-name="master-page26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Gliederung_20_1" style:display-name="master-page3279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Gliederung_20_2" style:display-name="master-page3279~LT~Gliederung 2" style:family="paragraph" style:parent-style-name="master-page3279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79_7e_LT_7e_Gliederung_20_3" style:display-name="master-page3279~LT~Gliederung 3" style:family="paragraph" style:parent-style-name="master-page3279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79_7e_LT_7e_Gliederung_20_4" style:display-name="master-page3279~LT~Gliederung 4" style:family="paragraph" style:parent-style-name="master-page3279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5" style:display-name="master-page3279~LT~Gliederung 5" style:family="paragraph" style:parent-style-name="master-page3279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6" style:display-name="master-page3279~LT~Gliederung 6" style:family="paragraph" style:parent-style-name="master-page3279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7" style:display-name="master-page3279~LT~Gliederung 7" style:family="paragraph" style:parent-style-name="master-page3279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8" style:display-name="master-page3279~LT~Gliederung 8" style:family="paragraph" style:parent-style-name="master-page3279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9" style:display-name="master-page3279~LT~Gliederung 9" style:family="paragraph" style:parent-style-name="master-page3279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Titel" style:display-name="master-page3279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Untertitel" style:display-name="master-page327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Notizen" style:display-name="master-page3279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Hintergrundobjekte" style:display-name="master-page327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Hintergrund" style:display-name="master-page327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Gliederung_20_1" style:display-name="master-page263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Gliederung_20_2" style:display-name="master-page2635~LT~Gliederung 2" style:family="paragraph" style:parent-style-name="master-page263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35_7e_LT_7e_Gliederung_20_3" style:display-name="master-page2635~LT~Gliederung 3" style:family="paragraph" style:parent-style-name="master-page263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35_7e_LT_7e_Gliederung_20_4" style:display-name="master-page2635~LT~Gliederung 4" style:family="paragraph" style:parent-style-name="master-page263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5" style:display-name="master-page2635~LT~Gliederung 5" style:family="paragraph" style:parent-style-name="master-page263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6" style:display-name="master-page2635~LT~Gliederung 6" style:family="paragraph" style:parent-style-name="master-page263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7" style:display-name="master-page2635~LT~Gliederung 7" style:family="paragraph" style:parent-style-name="master-page263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8" style:display-name="master-page2635~LT~Gliederung 8" style:family="paragraph" style:parent-style-name="master-page263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9" style:display-name="master-page2635~LT~Gliederung 9" style:family="paragraph" style:parent-style-name="master-page263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Titel" style:display-name="master-page263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Untertitel" style:display-name="master-page263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Notizen" style:display-name="master-page263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Hintergrundobjekte" style:display-name="master-page263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Hintergrund" style:display-name="master-page263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Gliederung_20_1" style:display-name="master-page347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Gliederung_20_2" style:display-name="master-page3474~LT~Gliederung 2" style:family="paragraph" style:parent-style-name="master-page347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74_7e_LT_7e_Gliederung_20_3" style:display-name="master-page3474~LT~Gliederung 3" style:family="paragraph" style:parent-style-name="master-page347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74_7e_LT_7e_Gliederung_20_4" style:display-name="master-page3474~LT~Gliederung 4" style:family="paragraph" style:parent-style-name="master-page347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5" style:display-name="master-page3474~LT~Gliederung 5" style:family="paragraph" style:parent-style-name="master-page347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6" style:display-name="master-page3474~LT~Gliederung 6" style:family="paragraph" style:parent-style-name="master-page347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7" style:display-name="master-page3474~LT~Gliederung 7" style:family="paragraph" style:parent-style-name="master-page347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8" style:display-name="master-page3474~LT~Gliederung 8" style:family="paragraph" style:parent-style-name="master-page347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9" style:display-name="master-page3474~LT~Gliederung 9" style:family="paragraph" style:parent-style-name="master-page347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Titel" style:display-name="master-page347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Untertitel" style:display-name="master-page347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Notizen" style:display-name="master-page347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Hintergrundobjekte" style:display-name="master-page347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Hintergrund" style:display-name="master-page347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Gliederung_20_1" style:display-name="master-page268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Gliederung_20_2" style:display-name="master-page2687~LT~Gliederung 2" style:family="paragraph" style:parent-style-name="master-page268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87_7e_LT_7e_Gliederung_20_3" style:display-name="master-page2687~LT~Gliederung 3" style:family="paragraph" style:parent-style-name="master-page268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87_7e_LT_7e_Gliederung_20_4" style:display-name="master-page2687~LT~Gliederung 4" style:family="paragraph" style:parent-style-name="master-page268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5" style:display-name="master-page2687~LT~Gliederung 5" style:family="paragraph" style:parent-style-name="master-page268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6" style:display-name="master-page2687~LT~Gliederung 6" style:family="paragraph" style:parent-style-name="master-page268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7" style:display-name="master-page2687~LT~Gliederung 7" style:family="paragraph" style:parent-style-name="master-page268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8" style:display-name="master-page2687~LT~Gliederung 8" style:family="paragraph" style:parent-style-name="master-page268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9" style:display-name="master-page2687~LT~Gliederung 9" style:family="paragraph" style:parent-style-name="master-page268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Titel" style:display-name="master-page268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Untertitel" style:display-name="master-page268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Notizen" style:display-name="master-page268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Hintergrundobjekte" style:display-name="master-page268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Hintergrund" style:display-name="master-page268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Gliederung_20_1" style:display-name="master-page27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Gliederung_20_2" style:display-name="master-page2770~LT~Gliederung 2" style:family="paragraph" style:parent-style-name="master-page27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770_7e_LT_7e_Gliederung_20_3" style:display-name="master-page2770~LT~Gliederung 3" style:family="paragraph" style:parent-style-name="master-page27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770_7e_LT_7e_Gliederung_20_4" style:display-name="master-page2770~LT~Gliederung 4" style:family="paragraph" style:parent-style-name="master-page27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5" style:display-name="master-page2770~LT~Gliederung 5" style:family="paragraph" style:parent-style-name="master-page27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6" style:display-name="master-page2770~LT~Gliederung 6" style:family="paragraph" style:parent-style-name="master-page27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7" style:display-name="master-page2770~LT~Gliederung 7" style:family="paragraph" style:parent-style-name="master-page27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8" style:display-name="master-page2770~LT~Gliederung 8" style:family="paragraph" style:parent-style-name="master-page27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9" style:display-name="master-page2770~LT~Gliederung 9" style:family="paragraph" style:parent-style-name="master-page27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Titel" style:display-name="master-page27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Untertitel" style:display-name="master-page27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Notizen" style:display-name="master-page27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Hintergrundobjekte" style:display-name="master-page27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Hintergrund" style:display-name="master-page27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Gliederung_20_1" style:display-name="master-page381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Gliederung_20_2" style:display-name="master-page3817~LT~Gliederung 2" style:family="paragraph" style:parent-style-name="master-page381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17_7e_LT_7e_Gliederung_20_3" style:display-name="master-page3817~LT~Gliederung 3" style:family="paragraph" style:parent-style-name="master-page381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17_7e_LT_7e_Gliederung_20_4" style:display-name="master-page3817~LT~Gliederung 4" style:family="paragraph" style:parent-style-name="master-page381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5" style:display-name="master-page3817~LT~Gliederung 5" style:family="paragraph" style:parent-style-name="master-page381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6" style:display-name="master-page3817~LT~Gliederung 6" style:family="paragraph" style:parent-style-name="master-page381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7" style:display-name="master-page3817~LT~Gliederung 7" style:family="paragraph" style:parent-style-name="master-page381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8" style:display-name="master-page3817~LT~Gliederung 8" style:family="paragraph" style:parent-style-name="master-page381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9" style:display-name="master-page3817~LT~Gliederung 9" style:family="paragraph" style:parent-style-name="master-page381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Titel" style:display-name="master-page381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Untertitel" style:display-name="master-page381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Notizen" style:display-name="master-page381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Hintergrundobjekte" style:display-name="master-page381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Hintergrund" style:display-name="master-page381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Gliederung_20_1" style:display-name="master-page384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Gliederung_20_2" style:display-name="master-page3845~LT~Gliederung 2" style:family="paragraph" style:parent-style-name="master-page384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45_7e_LT_7e_Gliederung_20_3" style:display-name="master-page3845~LT~Gliederung 3" style:family="paragraph" style:parent-style-name="master-page384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45_7e_LT_7e_Gliederung_20_4" style:display-name="master-page3845~LT~Gliederung 4" style:family="paragraph" style:parent-style-name="master-page384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5" style:display-name="master-page3845~LT~Gliederung 5" style:family="paragraph" style:parent-style-name="master-page384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6" style:display-name="master-page3845~LT~Gliederung 6" style:family="paragraph" style:parent-style-name="master-page384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7" style:display-name="master-page3845~LT~Gliederung 7" style:family="paragraph" style:parent-style-name="master-page384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8" style:display-name="master-page3845~LT~Gliederung 8" style:family="paragraph" style:parent-style-name="master-page384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9" style:display-name="master-page3845~LT~Gliederung 9" style:family="paragraph" style:parent-style-name="master-page384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Titel" style:display-name="master-page384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Untertitel" style:display-name="master-page384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Notizen" style:display-name="master-page384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Hintergrundobjekte" style:display-name="master-page384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Hintergrund" style:display-name="master-page384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Gliederung_20_1" style:display-name="master-page596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Gliederung_20_2" style:display-name="master-page5963~LT~Gliederung 2" style:family="paragraph" style:parent-style-name="master-page596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963_7e_LT_7e_Gliederung_20_3" style:display-name="master-page5963~LT~Gliederung 3" style:family="paragraph" style:parent-style-name="master-page596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963_7e_LT_7e_Gliederung_20_4" style:display-name="master-page5963~LT~Gliederung 4" style:family="paragraph" style:parent-style-name="master-page596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5" style:display-name="master-page5963~LT~Gliederung 5" style:family="paragraph" style:parent-style-name="master-page596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6" style:display-name="master-page5963~LT~Gliederung 6" style:family="paragraph" style:parent-style-name="master-page596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7" style:display-name="master-page5963~LT~Gliederung 7" style:family="paragraph" style:parent-style-name="master-page596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8" style:display-name="master-page5963~LT~Gliederung 8" style:family="paragraph" style:parent-style-name="master-page596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9" style:display-name="master-page5963~LT~Gliederung 9" style:family="paragraph" style:parent-style-name="master-page596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Titel" style:display-name="master-page596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Untertitel" style:display-name="master-page596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Notizen" style:display-name="master-page596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Hintergrundobjekte" style:display-name="master-page596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Hintergrund" style:display-name="master-page596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Gliederung_20_1" style:display-name="master-page436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Gliederung_20_2" style:display-name="master-page4364~LT~Gliederung 2" style:family="paragraph" style:parent-style-name="master-page436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64_7e_LT_7e_Gliederung_20_3" style:display-name="master-page4364~LT~Gliederung 3" style:family="paragraph" style:parent-style-name="master-page436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64_7e_LT_7e_Gliederung_20_4" style:display-name="master-page4364~LT~Gliederung 4" style:family="paragraph" style:parent-style-name="master-page436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5" style:display-name="master-page4364~LT~Gliederung 5" style:family="paragraph" style:parent-style-name="master-page436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6" style:display-name="master-page4364~LT~Gliederung 6" style:family="paragraph" style:parent-style-name="master-page436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7" style:display-name="master-page4364~LT~Gliederung 7" style:family="paragraph" style:parent-style-name="master-page436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8" style:display-name="master-page4364~LT~Gliederung 8" style:family="paragraph" style:parent-style-name="master-page436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9" style:display-name="master-page4364~LT~Gliederung 9" style:family="paragraph" style:parent-style-name="master-page436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Titel" style:display-name="master-page436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Untertitel" style:display-name="master-page436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Notizen" style:display-name="master-page436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Hintergrundobjekte" style:display-name="master-page436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Hintergrund" style:display-name="master-page436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Gliederung_20_1" style:display-name="master-page4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Gliederung_20_2" style:display-name="master-page4537~LT~Gliederung 2" style:family="paragraph" style:parent-style-name="master-page4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37_7e_LT_7e_Gliederung_20_3" style:display-name="master-page4537~LT~Gliederung 3" style:family="paragraph" style:parent-style-name="master-page4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37_7e_LT_7e_Gliederung_20_4" style:display-name="master-page4537~LT~Gliederung 4" style:family="paragraph" style:parent-style-name="master-page4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5" style:display-name="master-page4537~LT~Gliederung 5" style:family="paragraph" style:parent-style-name="master-page4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6" style:display-name="master-page4537~LT~Gliederung 6" style:family="paragraph" style:parent-style-name="master-page4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7" style:display-name="master-page4537~LT~Gliederung 7" style:family="paragraph" style:parent-style-name="master-page4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8" style:display-name="master-page4537~LT~Gliederung 8" style:family="paragraph" style:parent-style-name="master-page4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9" style:display-name="master-page4537~LT~Gliederung 9" style:family="paragraph" style:parent-style-name="master-page4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Titel" style:display-name="master-page4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Untertitel" style:display-name="master-page4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Notizen" style:display-name="master-page4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Hintergrundobjekte" style:display-name="master-page4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Hintergrund" style:display-name="master-page4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Gliederung_20_1" style:display-name="master-page459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Gliederung_20_2" style:display-name="master-page4594~LT~Gliederung 2" style:family="paragraph" style:parent-style-name="master-page459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94_7e_LT_7e_Gliederung_20_3" style:display-name="master-page4594~LT~Gliederung 3" style:family="paragraph" style:parent-style-name="master-page459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94_7e_LT_7e_Gliederung_20_4" style:display-name="master-page4594~LT~Gliederung 4" style:family="paragraph" style:parent-style-name="master-page459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5" style:display-name="master-page4594~LT~Gliederung 5" style:family="paragraph" style:parent-style-name="master-page459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6" style:display-name="master-page4594~LT~Gliederung 6" style:family="paragraph" style:parent-style-name="master-page459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7" style:display-name="master-page4594~LT~Gliederung 7" style:family="paragraph" style:parent-style-name="master-page459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8" style:display-name="master-page4594~LT~Gliederung 8" style:family="paragraph" style:parent-style-name="master-page459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9" style:display-name="master-page4594~LT~Gliederung 9" style:family="paragraph" style:parent-style-name="master-page459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Titel" style:display-name="master-page459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Untertitel" style:display-name="master-page459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Notizen" style:display-name="master-page459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Hintergrundobjekte" style:display-name="master-page459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Hintergrund" style:display-name="master-page459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loext:graphic-properties draw:fill="none" draw:fill-color="#ffffff"/>
      <style:paragraph-properties fo:margin-left="0mm" fo:margin-right="0mm" fo:margin-top="4.94mm" fo:margin-bottom="4.94mm" style:contextual-spacing="false" fo:line-height="100%" fo:text-align="start" style:justify-single-word="false" fo:text-indent="0mm" style:auto-text-indent="false" fo:background-color="transparent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раздел_20_гост_20_Знак" style:display-name="раздел гост Знак" style:family="text" style:parent-style-name="Название_20_Знак">
      <style:text-properties fo:text-transform="uppercase" style:font-name="Times New Roman1" fo:font-family="'Times New Roman'" style:font-family-generic="roman" style:font-pitch="variable" fo:font-size="16pt" fo:letter-spacing="-0.18m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26mm" style:font-name-asian="Calibri1" style:font-family-asian="Calibri" style:font-family-generic-asian="system" style:font-pitch-asian="variabl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подраздел_20_гост_20_Знак" style:display-name="подраздел гост Знак" style:family="text" style:parent-style-name="Подзаголовок_20_Знак">
      <style:text-properties fo:color="#5a5a5a" loext:opacity="100%" style:font-name="Times New Roman1" fo:font-family="'Times New Roman'" style:font-family-generic="roman" style:font-pitch="variable" fo:font-size="14pt" fo:letter-spacing="0.26mm" fo:font-weight="bold" style:font-name-asian="Calibri1" style:font-family-asian="Calibri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_20__28_user_29_" style:display-name="Internet link (user)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рисунок_20_Знак" style:display-name="рисунок Знак" style:family="text" style:parent-style-name="основной_20_гост_20_Знак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таблица_20_Знак" style:display-name="таблица Знак" style:family="text" style:parent-style-name="основной_20_гост_20_Знак">
      <style:text-properties style:font-name="Times New Roman1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fo:font-weight="bold" style:font-weight-asian="bold"/>
    </style:style>
    <style:style style:name="ListLabel_20_27" style:display-name="ListLabel 27" style:family="text">
      <style:text-properties fo:font-weight="bold" style:font-weight-asian="bold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fo:font-weight="normal" style:font-weight-asian="normal"/>
    </style:style>
    <style:style style:name="ListLabel_20_33" style:display-name="ListLabel 33" style:family="text">
      <style:text-properties fo:font-weight="bold" style:font-weight-asian="bold"/>
    </style:style>
    <style:style style:name="ListLabel_20_34" style:display-name="ListLabel 34" style:family="text">
      <style:text-properties fo:font-weight="bold" style:font-weight-asian="bold"/>
    </style:style>
    <style:style style:name="ListLabel_20_35" style:display-name="ListLabel 35" style:family="text">
      <style:text-properties fo:font-weight="bold" style:font-weight-asian="bold"/>
    </style:style>
    <style:style style:name="ListLabel_20_36" style:display-name="ListLabel 36" style:family="text">
      <style:text-properties fo:font-weight="bold" style:font-weight-asian="bold"/>
    </style:style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>
      <style:text-properties fo:font-weight="bold" style:font-weight-asian="bold"/>
    </style:style>
    <style:style style:name="ListLabel_20_41" style:display-name="ListLabel 41" style:family="text">
      <style:text-properties fo:font-style="normal" fo:font-weight="bold" style:font-style-asian="normal" style:font-weight-asian="bold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fo:font-style="normal" fo:font-weight="bold" style:font-style-asian="normal" style:font-weight-asian="bold"/>
    </style:style>
    <style:style style:name="ListLabel_20_44" style:display-name="ListLabel 44" style:family="text">
      <style:text-properties fo:font-variant="normal" fo:text-transform="none" fo:font-style="normal" fo:font-weight="bold" style:font-style-asian="normal" style:font-weight-asian="bold"/>
    </style:style>
    <style:style style:name="ListLabel_20_45" style:display-name="ListLabel 45" style:family="text">
      <style:text-properties fo:font-weight="bold" style:font-weight-asian="bold"/>
    </style:style>
    <style:style style:name="ListLabel_20_46" style:display-name="ListLabel 46" style:family="text">
      <style:text-properties fo:font-style="normal" fo:font-weight="bold" style:font-style-asian="normal" style:font-weight-asian="bold"/>
    </style:style>
    <style:style style:name="ListLabel_20_47" style:display-name="ListLabel 47" style:family="text">
      <style:text-properties fo:font-style="normal" fo:font-weight="bold" style:font-style-asian="normal" style:font-weight-asian="bold"/>
    </style:style>
    <style:style style:name="ListLabel_20_48" style:display-name="ListLabel 48" style:family="text">
      <style:text-properties style:font-name="Times New Roman1" fo:font-family="'Times New Roman'" style:font-family-generic="roman" style:font-pitch="variable" fo:font-size="14pt" fo:font-style="normal" fo:font-weight="bold" style:font-name-asian="Times New Roman3" style:font-family-asian="'Times New Roman'" style:font-family-generic-asian="system" style:font-pitch-asian="variable" style:font-size-asian="14pt" style:font-style-asian="normal" style:font-weight-asian="bold"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variant="normal" fo:text-transform="none" fo:font-style="normal" fo:font-weight="bold" style:font-style-asian="normal" style:font-weight-asian="bold"/>
    </style:style>
    <style:style style:name="ListLabel_20_50" style:display-name="ListLabel 50" style:family="text">
      <style:text-properties fo:font-weight="bold" style:font-weight-asian="bold"/>
    </style:style>
    <style:style style:name="ListLabel_20_51" style:display-name="ListLabel 51" style:family="text">
      <style:text-properties fo:font-weight="bold" style:font-weight-asian="bold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weight="bold" style:font-weight-asian="bold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fo:font-weight="bold" style:font-weight-asian="bold"/>
    </style:style>
    <style:style style:name="ListLabel_20_57" style:display-name="ListLabel 57" style:family="text">
      <style:text-properties fo:font-weight="bold" style:font-weight-asian="bold"/>
    </style:style>
    <style:style style:name="ListLabel_20_58" style:display-name="ListLabel 58" style:family="text">
      <style:text-properties fo:font-weight="bold" style:font-weight-asian="bold"/>
    </style:style>
    <style:style style:name="ListLabel_20_59" style:display-name="ListLabel 59" style:family="text">
      <style:text-properties fo:font-weight="bold" style:font-weight-asian="bold"/>
    </style:style>
    <style:style style:name="ListLabel_20_60" style:display-name="ListLabel 60" style:family="text">
      <style:text-properties fo:font-style="normal" fo:font-weight="bold" style:font-style-asian="normal" style:font-weight-asian="bold"/>
    </style:style>
    <style:style style:name="ListLabel_20_61" style:display-name="ListLabel 61" style:family="text">
      <style:text-properties fo:font-variant="normal" fo:text-transform="none" fo:font-style="normal" fo:font-weight="bold" style:font-style-asian="normal" style:font-weight-asian="bold"/>
    </style:style>
    <style:style style:name="ListLabel_20_62" style:display-name="ListLabel 62" style:family="text">
      <style:text-properties fo:font-weight="bold" style:font-weight-asian="bold"/>
    </style:style>
    <style:style style:name="ListLabel_20_63" style:display-name="ListLabel 63" style:family="text">
      <style:text-properties fo:text-transform="uppercase" fo:color="#00000a" loext:opacity="100%" style:font-name="Times New Roman1" fo:font-family="'Times New Roman'" style:font-family-generic="roman" style:font-pitch="variable" fo:font-size="14pt" style:text-underline-style="none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ListLabel_20_65" style:display-name="ListLabel 65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 text:display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fo:font-style="normal" fo:font-weight="bold" style:font-style-asian="normal" style:font-weight-asian="bold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fo:font-style="normal" fo:font-weight="bold" style:font-style-asian="normal" style:font-weight-asian="bold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fo:font-style="normal" fo:font-weight="bold" style:font-style-asian="normal" style:font-weight-asian="bold"/>
    </style:style>
    <style:style style:name="ListLabel_20_94" style:display-name="ListLabel 94" style:family="text">
      <style:text-properties fo:font-style="normal" fo:font-weight="bold" style:font-style-asian="normal" style:font-weight-asian="bold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fo:font-weight="bold" style:font-weight-asian="bold"/>
    </style:style>
    <style:style style:name="ListLabel_20_103" style:display-name="ListLabel 103" style:family="text">
      <style:text-properties fo:font-weight="bold" style:font-weight-asian="bold"/>
    </style:style>
    <style:style style:name="ListLabel_20_104" style:display-name="ListLabel 104" style:family="text">
      <style:text-properties fo:font-weight="bold" style:font-weight-asian="bold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>
      <style:text-properties fo:font-weight="bold" style:font-weight-asian="bold"/>
    </style:style>
    <style:style style:name="ListLabel_20_107" style:display-name="ListLabel 107" style:family="text">
      <style:text-properties fo:font-weight="bold" style:font-weight-asian="bold"/>
    </style:style>
    <style:style style:name="ListLabel_20_108" style:display-name="ListLabel 108" style:family="text">
      <style:text-properties fo:font-weight="bold" style:font-weight-asian="bold"/>
    </style:style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>
      <style:text-properties fo:font-weight="bold" style:font-weight-asian="bold"/>
    </style:style>
    <style:style style:name="ListLabel_20_120" style:display-name="ListLabel 120" style:family="text">
      <style:text-properties fo:font-weight="bold" style:font-weight-asian="bold"/>
    </style:style>
    <style:style style:name="ListLabel_20_121" style:display-name="ListLabel 121" style:family="text">
      <style:text-properties fo:font-weight="bold" style:font-weight-asian="bold"/>
    </style:style>
    <style:style style:name="ListLabel_20_122" style:display-name="ListLabel 122" style:family="text">
      <style:text-properties fo:font-weight="bold" style:font-weight-asian="bold"/>
    </style:style>
    <style:style style:name="ListLabel_20_123" style:display-name="ListLabel 123" style:family="text">
      <style:text-properties fo:font-weight="bold" style:font-weight-asian="bold"/>
    </style:style>
    <style:style style:name="ListLabel_20_124" style:display-name="ListLabel 124" style:family="text">
      <style:text-properties fo:font-weight="bold" style:font-weight-asian="bold"/>
    </style:style>
    <style:style style:name="ListLabel_20_125" style:display-name="ListLabel 125" style:family="text">
      <style:text-properties fo:font-weight="bold" style:font-weight-asian="bold"/>
    </style:style>
    <style:style style:name="ListLabel_20_126" style:display-name="ListLabel 126" style:family="text">
      <style:text-properties fo:font-weight="bold" style:font-weight-asian="bold"/>
    </style:style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>
      <style:text-properties fo:font-weight="bold" style:font-weight-asian="bold"/>
    </style:style>
    <style:style style:name="ListLabel_20_129" style:display-name="ListLabel 129" style:family="text">
      <style:text-properties fo:font-weight="normal" style:font-weight-asian="normal"/>
    </style:style>
    <style:style style:name="ListLabel_20_130" style:display-name="ListLabel 130" style:family="text">
      <style:text-properties fo:font-weight="bold" style:font-weight-asian="bold"/>
    </style:style>
    <style:style style:name="ListLabel_20_131" style:display-name="ListLabel 131" style:family="text">
      <style:text-properties fo:font-weight="bold" style:font-weight-asian="bold"/>
    </style:style>
    <style:style style:name="ListLabel_20_132" style:display-name="ListLabel 132" style:family="text">
      <style:text-properties fo:font-weight="bold" style:font-weight-asian="bold"/>
    </style:style>
    <style:style style:name="ListLabel_20_133" style:display-name="ListLabel 133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35" style:display-name="ListLabel 135" style:family="text">
      <style:text-properties fo:font-weight="bold" style:font-weight-asian="bold"/>
    </style:style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>
      <style:text-properties fo:font-weight="bold" style:font-weight-asian="bold"/>
    </style:style>
    <style:style style:name="ListLabel_20_138" style:display-name="ListLabel 138" style:family="text">
      <style:text-properties fo:font-style="normal" fo:font-weight="bold" style:font-style-asian="normal" style:font-weight-asian="bold"/>
    </style:style>
    <style:style style:name="ListLabel_20_139" style:display-name="ListLabel 139" style:family="text">
      <style:text-properties fo:font-style="normal" fo:font-weight="bold" style:font-style-asian="normal" style:font-weight-asian="bold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style="normal" fo:font-weight="bold" style:font-style-asian="normal" style:font-weight-asian="bold"/>
    </style:style>
    <style:style style:name="ListLabel_20_148" style:display-name="ListLabel 148" style:family="text">
      <style:text-properties fo:font-variant="normal" fo:text-transform="none" fo:font-style="normal" fo:font-weight="bold" style:font-style-asian="normal" style:font-weight-asian="bold"/>
    </style:style>
    <style:style style:name="ListLabel_20_149" style:display-name="ListLabel 149" style:family="text">
      <style:text-properties fo:font-weight="bold" style:font-weight-asian="bol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style="normal" fo:font-weight="bold" style:font-style-asian="normal" style:font-weight-asian="bold"/>
    </style:style>
    <style:style style:name="ListLabel_20_157" style:display-name="ListLabel 157" style:family="text">
      <style:text-properties fo:font-style="normal" fo:font-weight="bold" style:font-style-asian="normal" style:font-weight-asian="bold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="Times New Roman1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66" style:display-name="ListLabel 166" style:family="text">
      <style:text-properties fo:font-variant="normal" fo:text-transform="none" fo:font-style="normal" fo:font-weight="bold" style:font-style-asian="normal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style="normal" fo:font-weight="bold" style:font-style-asian="normal" style:font-weight-asian="bold"/>
    </style:style>
    <style:style style:name="ListLabel_20_184" style:display-name="ListLabel 184" style:family="text">
      <style:text-properties fo:font-variant="normal" fo:text-transform="none" fo:font-style="normal" fo:font-weight="bold" style:font-style-asian="normal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fo:font-style="normal" fo:font-weight="bold" style:font-style-asian="normal" style:font-weight-asian="bold"/>
    </style:style>
    <style:style style:name="ListLabel_20_193" style:display-name="ListLabel 193" style:family="text">
      <style:text-properties fo:font-variant="normal" fo:text-transform="none" fo:font-style="normal" fo:font-weight="bold" style:font-style-asian="normal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Times New Roman1" fo:font-family="'Times New Roman'" style:font-family-generic="roman" style:font-pitch="variable" fo:font-size="14pt" fo:language="ru" fo:country="MD" fo:font-style="normal" fo:font-weight="bold" style:font-size-asian="14pt" style:font-style-asian="normal" style:font-weight-asian="bold"/>
    </style:style>
    <style:style style:name="ListLabel_20_202" style:display-name="ListLabel 202" style:family="text">
      <style:text-properties fo:font-variant="normal" fo:text-transform="none" fo:font-style="normal" fo:font-weight="bold" style:font-style-asian="normal" style:font-weight-asian="bold"/>
    </style:style>
    <style:style style:name="ListLabel_20_203" style:display-name="ListLabel 203" style:family="text">
      <style:text-properties fo:font-weight="bold" style:font-weight-asian="bold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fo:font-weight="bold" style:font-weight-asian="bold"/>
    </style:style>
    <style:style style:name="ListLabel_20_211" style:display-name="ListLabel 211" style:family="text">
      <style:text-properties fo:font-weight="bold" style:font-weight-asian="bold"/>
    </style:style>
    <style:style style:name="ListLabel_20_212" style:display-name="ListLabel 212" style:family="text">
      <style:text-properties fo:font-weight="bold" style:font-weight-asian="bold"/>
    </style:style>
    <style:style style:name="ListLabel_20_213" style:display-name="ListLabel 213" style:family="text">
      <style:text-properties fo:font-weight="bold" style:font-weight-asian="bold"/>
    </style:style>
    <style:style style:name="ListLabel_20_214" style:display-name="ListLabel 214" style:family="text">
      <style:text-properties fo:font-weight="bold" style:font-weight-asian="bold"/>
    </style:style>
    <style:style style:name="ListLabel_20_215" style:display-name="ListLabel 215" style:family="text">
      <style:text-properties fo:font-weight="bold" style:font-weight-asian="bold"/>
    </style:style>
    <style:style style:name="ListLabel_20_216" style:display-name="ListLabel 216" style:family="text">
      <style:text-properties fo:font-weight="bold" style:font-weight-asian="bold"/>
    </style:style>
    <style:style style:name="ListLabel_20_217" style:display-name="ListLabel 217" style:family="text">
      <style:text-properties fo:font-weight="bold" style:font-weight-asian="bold"/>
    </style:style>
    <style:style style:name="ListLabel_20_218" style:display-name="ListLabel 218" style:family="text">
      <style:text-properties fo:font-weight="bold" style:font-weight-asian="bold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text:style-name="ListLabel_20_66" loext:num-list-format="%1%." style:num-suffix="." style:num-format="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7" loext:num-list-format="%2%." style:num-suffix="." style:num-format="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text:style-name="ListLabel_20_68" loext:num-list-format="%3%." style:num-suffix="." style:num-format="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text:style-name="ListLabel_20_69" loext:num-list-format="%4%." style:num-suffix="." style:num-format="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text:style-name="ListLabel_20_70" loext:num-list-format="%5%." style:num-suffix="." style:num-format="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text:style-name="ListLabel_20_71" loext:num-list-format="%6%." style:num-suffix="." style:num-format="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text:style-name="ListLabel_20_72" loext:num-list-format="%7%." style:num-suffix="." style:num-format="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text:style-name="ListLabel_20_73" loext:num-list-format="%8%." style:num-suffix="." style:num-format="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text:style-name="ListLabel_20_74" loext:num-list-format="%9%." style:num-suffix="." style:num-format="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a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a">
      <text:list-level-style-number text:level="1" text:style-name="ListLabel_20_8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19m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89m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59m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29m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5.99m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69m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39m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09m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79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a">
      <text:list-level-style-number text:level="1" text:style-name="ListLabel_20_93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94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95" loext:num-list-format="%3%)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9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9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9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a">
      <text:list-level-style-number text:level="1" text:style-name="ListLabel_20_102" loext:num-list-format="%1%" style:num-format="1" text:start-value="3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03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04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0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0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0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0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0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1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a">
      <text:list-level-style-number text:level="1" text:style-name="ListLabel_20_111" loext:num-list-format="%1%" style:num-format="1" text:start-value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1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113" loext:num-list-format="%1%.%2%.%3%" style:num-format="1" text:display-levels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a">
      <text:list-level-style-number text:level="1" text:style-name="ListLabel_20_120" loext:num-list-format="%1%" style:num-format="1" text:start-value="5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21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2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2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2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2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2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2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2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a">
      <text:list-level-style-number text:level="1" text:style-name="ListLabel_20_129" loext:num-list-format="%1%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30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3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3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3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3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3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3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3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a">
      <text:list-level-style-number text:level="1" text:style-name="ListLabel_20_138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39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40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4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4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4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a">
      <text:list-level-style-number text:level="1" text:style-name="ListLabel_20_147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48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3" text:style-name="ListLabel_20_149" loext:num-list-format="2.2.%3%" style:num-prefix="2.2." style:num-format="1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4" text:style-name="ListLabel_20_15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5" text:style-name="ListLabel_20_15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6" text:style-name="ListLabel_20_15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a">
      <text:list-level-style-number text:level="1" text:style-name="ListLabel_20_156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57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58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5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6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6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a">
      <text:list-level-style-number text:level="1" text:style-name="ListLabel_20_165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66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167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6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6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7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a">
      <text:list-level-style-number text:level="1" text:style-name="ListLabel_20_174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7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83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84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85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92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94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9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201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0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203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20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20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20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text:style-name="ListLabel_20_210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212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2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2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2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2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2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2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228" loext:num-list-format="%1%" style:num-format="1" text:start-value="3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229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7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31mm" fo:margin-left="0mm" fo:margin-right="0mm" fo:margin-top="13.32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44" style:layout-grid-base-height="5.5mm" style:layout-grid-ruby-height="0mm" style:layout-grid-mode="none" style:layout-grid-ruby-below="false" style:layout-grid-print="false" style:layout-grid-display="fals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12.5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5mm" fo:margin-left="0mm" fo:margin-right="0mm" fo:margin-top="13.49mm" style:dynamic-spacing="true"/>
      </style:footer-style>
    </style:page-layout>
    <style:page-layout style:name="Mpm5">
      <style:page-layout-properties fo:page-width="210.01mm" fo:page-height="297mm" style:num-format="1" style:print-orientation="portrait" fo:margin-top="27.01mm" fo:margin-bottom="12.51mm" fo:margin-left="15.01mm" fo:margin-right="30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mm" fo:margin-left="0mm" fo:margin-right="0mm" fo:margin-top="6.49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 style:next-style-name="Standard"/>
    <style:master-page style:name="Converted2" style:page-layout-name="Mpm3" draw:style-name="Mdp1" style:next-style-name="Standard"/>
    <style:master-page style:name="Converted3" style:page-layout-name="Mpm3" draw:style-name="Mdp1" style:next-style-name="Standard"/>
    <style:master-page style:name="Converted4" style:page-layout-name="Mpm3" draw:style-name="Mdp1" style:next-style-name="Standard"/>
    <style:master-page style:name="Converted5" style:page-layout-name="Mpm3" draw:style-name="Mdp1" style:next-style-name="Standard"/>
    <style:master-page style:name="Converted6" style:page-layout-name="Mpm3" draw:style-name="Mdp1" style:next-style-name="Standard"/>
    <style:master-page style:name="Converted7" style:page-layout-name="Mpm3" draw:style-name="Mdp1" style:next-style-name="Standard"/>
    <style:master-page style:name="Converted8" style:page-layout-name="Mpm3" draw:style-name="Mdp1" style:next-style-name="Standard"/>
    <style:master-page style:name="Converted9" style:page-layout-name="Mpm3" draw:style-name="Mdp1" style:next-style-name="Standard"/>
    <style:master-page style:name="Converted10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1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2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3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4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5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6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7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8" style:page-layout-name="Mpm5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mati</meta:initial-creator>
    <meta:editing-cycles>37</meta:editing-cycles>
    <meta:print-date>2016-04-19T20:05:00</meta:print-date>
    <meta:creation-date>2018-05-05T16:59:00</meta:creation-date>
    <dc:date>2022-04-24T12:03:28.055000000</dc:date>
    <meta:editing-duration>PT12H59M59S</meta:editing-duration>
    <meta:generator>LibreOffice/7.3.0.3$Windows_X86_64 LibreOffice_project/0f246aa12d0eee4a0f7adcefbf7c878fc2238db3</meta:generator>
    <meta:document-statistic meta:table-count="2" meta:image-count="0" meta:object-count="1" meta:page-count="4" meta:paragraph-count="82" meta:word-count="438" meta:character-count="3475" meta:non-whitespace-character-count="2944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45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over accent="true">
          <mi>a</mi>
          <mo>¯</mo>
        </mover>
      </mrow>
      <mi>c</mi>
      <mrow>
        <mi>d</mi>
        <mo stretchy="false">∨</mo>
        <mi mathvariant="italic">abc</mi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over accent="true">
          <mi>b</mi>
          <mo>¯</mo>
        </mover>
      </mrow>
      <mi>c</mi>
      <mover accent="true">
        <mi>d</mi>
        <mo>¯</mo>
      </mover>
    </mrow>
    <annotation encoding="StarMath 5.0">F = overline {a} overline {c}overline {d} or overline { a } c d or abc overline{ d } or overline { a } overline { b } c overline { d } or ab overline { c } d or overline { b } c overline { d }</annotation>
  </semantics>
</math>
</file>